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37.55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45.74mm"/>
    </style:style>
    <style:style style:name="co9" style:family="table-column">
      <style:table-column-properties fo:break-before="auto" style:column-width="50.71mm"/>
    </style:style>
    <style:style style:name="co10" style:family="table-column">
      <style:table-column-properties fo:break-before="auto" style:column-width="49.11mm"/>
    </style:style>
    <style:style style:name="co11" style:family="table-column">
      <style:table-column-properties fo:break-before="auto" style:column-width="78.49mm"/>
    </style:style>
    <style:style style:name="co12" style:family="table-column">
      <style:table-column-properties fo:break-before="auto" style:column-width="63.75mm"/>
    </style:style>
    <style:style style:name="co13" style:family="table-column">
      <style:table-column-properties fo:break-before="auto" style:column-width="62.21mm"/>
    </style:style>
    <style:style style:name="co14" style:family="table-column">
      <style:table-column-properties fo:break-before="auto" style:column-width="31.06mm"/>
    </style:style>
    <style:style style:name="co15" style:family="table-column">
      <style:table-column-properties fo:break-before="auto" style:column-width="68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12" style:family="table-cell" style:parent-style-name="Default">
      <style:text-properties style:font-name="Liberation Sans1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 style:data-style-name="N1">
      <style:table-cell-properties style:text-align-source="fix" style:repeat-content="false" fo:wrap-option="wrap"/>
      <style:paragraph-properties fo:text-align="end" fo:margin-left="0mm"/>
    </style:style>
    <style:style style:name="ce17" style:family="table-cell" style:parent-style-name="Default" style:data-style-name="N114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4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1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style:font-name="Liberation Sans1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19" style:family="table-cell" style:parent-style-name="Default" style:data-style-name="N1"/>
    <style:style style:name="ce20" style:family="table-cell" style:parent-style-name="Default" style:data-style-name="N112"/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1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style:font-name="Liberation Sans1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40" style:family="table-cell" style:parent-style-name="Default">
      <style:text-properties style:font-name="Liberation Sans1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44" style:family="table-cell" style:parent-style-name="Default" style:data-style-name="N1">
      <style:table-cell-properties style:text-align-source="fix" style:repeat-content="false" fo:wrap-option="wrap"/>
      <style:paragraph-properties fo:text-align="end" fo:margin-left="0mm"/>
    </style:style>
    <style:style style:name="ce45" style:family="table-cell" style:parent-style-name="Default" style:data-style-name="N114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 style:data-style-name="N114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47" style:family="table-cell" style:parent-style-name="Default" style:data-style-name="N1"/>
    <style:style style:name="ce48" style:family="table-cell" style:parent-style-name="Default" style:data-style-name="N112"/>
  </office:automatic-styles>
  <office:body>
    <office:spreadsheet>
      <table:calculation-settings table:automatic-find-labels="false"/>
      <table:table table:name="Ger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ce10"/>
        <table:table-column table:style-name="co10" table:default-cell-style-name="ce10"/>
        <table:table-column table:style-name="co10" table:number-columns-repeated="2" table:default-cell-style-name="ce15"/>
        <table:table-row table:style-name="ro1">
          <table:table-cell table:style-name="ce1" office:value-type="string" calcext:value-type="string">
            <text:p>Especi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Etnia</text:p>
          </table:table-cell>
          <table:table-cell table:style-name="ce1" office:value-type="string" calcext:value-type="string">
            <text:p>Comunidade</text:p>
          </table:table-cell>
          <table:table-cell table:style-name="ce8" office:value-type="string" calcext:value-type="string">
            <text:p>Ninformantes</text:p>
          </table:table-cell>
          <table:table-cell table:style-name="ce1" office:value-type="string" calcext:value-type="string">
            <text:p>Data</text:p>
          </table:table-cell>
          <table:table-cell table:style-name="ce14" office:value-type="string" calcext:value-type="string">
            <text:p>Ncomunidade</text:p>
          </table:table-cell>
          <table:table-cell table:style-name="ce1" office:value-type="string" calcext:value-type="string">
            <text:p>NmedioUD</text:p>
          </table:table-cell>
          <table:table-cell table:style-name="ce1" office:value-type="string" calcext:value-type="string">
            <text:p>DesvioNMedioUD</text:p>
          </table:table-cell>
          <table:table-cell table:style-name="ce14" office:value-type="string" calcext:value-type="string">
            <text:p>NminUD</text:p>
          </table:table-cell>
          <table:table-cell table:style-name="ce14" office:value-type="string" calcext:value-type="string">
            <text:p>NmaxUD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Aragon-Cuevas et al. (2004) 1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26 localidades</text:p>
          </table:table-cell>
          <table:table-cell table:style-name="ce9" office:value-type="string" calcext:value-type="string">
            <text:p>null</text:p>
          </table:table-cell>
          <table:table-cell table:style-name="ce10" office:value-type="float" office:value="1999" calcext:value-type="float">
            <text:p>1999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9" calcext:value-type="float">
            <text:p>1,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Arias et al. (2004) 1</text:p>
          </table:table-cell>
          <table:table-cell office:value-type="string" calcext:value-type="string">
            <text:p>Yaxcaba, Yucatan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10" office:value-type="float" office:value="1998" calcext:value-type="float">
            <text:p>1998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Bellon (2004) 1</text:p>
          </table:table-cell>
          <table:table-cell office:value-type="string" calcext:value-type="string">
            <text:p>Oaxaca, Central Valley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10" office:value-type="float" office:value="1977" calcext:value-type="float">
            <text:p>1977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6" calcext:value-type="float">
            <text:p>1,6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Bellon and Hellin (2011) 1</text:p>
          </table:table-cell>
          <table:table-cell office:value-type="string" calcext:value-type="string">
            <text:p>La Frailesca, Chiapas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4 localidades</text:p>
          </table:table-cell>
          <table:table-cell table:style-name="ce9" office:value-type="string" calcext:value-type="string">
            <text:p>null</text:p>
          </table:table-cell>
          <table:table-cell table:style-name="ce10" office:value-type="float" office:value="2005" calcext:value-type="float">
            <text:p>2005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8" calcext:value-type="float">
            <text:p>1,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Bellon and Hellin (2011) 1</text:p>
          </table:table-cell>
          <table:table-cell office:value-type="string" calcext:value-type="string">
            <text:p>La Frailesca, Chiapas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4 localidades</text:p>
          </table:table-cell>
          <table:table-cell table:style-name="ce9" office:value-type="string" calcext:value-type="string">
            <text:p>null</text:p>
          </table:table-cell>
          <table:table-cell table:style-name="ce10" office:value-type="float" office:value="2001" calcext:value-type="float">
            <text:p>2001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5" calcext:value-type="float">
            <text:p>1,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Bellon and Hellin (2011) 1</text:p>
          </table:table-cell>
          <table:table-cell office:value-type="string" calcext:value-type="string">
            <text:p>La Frailesca, Chiapas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4 localidades</text:p>
          </table:table-cell>
          <table:table-cell table:style-name="ce9" office:value-type="string" calcext:value-type="string">
            <text:p>null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5" calcext:value-type="float">
            <text:p>1,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Bellon e Brush (1994)</text:p>
          </table:table-cell>
          <table:table-cell office:value-type="string" calcext:value-type="string">
            <text:p>Vicente Guerrero (Chiapas, México)</text:p>
          </table:table-cell>
          <table:table-cell table:style-name="ce6"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988" calcext:value-type="float">
            <text:p>1988</text:p>
          </table:table-cell>
          <table:table-cell office:value-type="float" office:value="15" calcext:value-type="float">
            <text:p>15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Bellon e Risopoulos (2001) 1</text:p>
          </table:table-cell>
          <table:table-cell office:value-type="string" calcext:value-type="string">
            <text:p>Vicente Guerrero (Chiapas, México)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997" calcext:value-type="float">
            <text:p>1997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Bellon et al. (2011) 1</text:p>
          </table:table-cell>
          <table:table-cell office:value-type="string" calcext:value-type="string">
            <text:p>East Central Mexico (highlands)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9 localidades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8" calcext:value-type="float">
            <text:p>1,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Bellon et al. (2011) 1</text:p>
          </table:table-cell>
          <table:table-cell office:value-type="string" calcext:value-type="string">
            <text:p>East Central Mexico (wet upper/midaltitude)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2 localidades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6" calcext:value-type="float">
            <text:p>1,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Bellon et al. (2011) 1</text:p>
          </table:table-cell>
          <table:table-cell office:value-type="string" calcext:value-type="string">
            <text:p>East Central Mexico (wet lowland)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7 localidades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3" calcext:value-type="float">
            <text:p>1,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Bellon et al. (2011) 1</text:p>
          </table:table-cell>
          <table:table-cell office:value-type="string" calcext:value-type="string">
            <text:p>East Central Mexico (dry lowlands)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2 localidades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2" calcext:value-type="float">
            <text:p>1,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Birol et al. (2007) 1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8 localidades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2004" calcext:value-type="float">
            <text:p>2004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5" calcext:value-type="float">
            <text:p>1,5</text:p>
          </table:table-cell>
          <table:table-cell table:style-name="ce17" office:value-type="float" office:value="0.6" calcext:value-type="float">
            <text:p>0,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Boster (1984)</text:p>
          </table:table-cell>
          <table:table-cell office:value-type="string" calcext:value-type="string">
            <text:p>Norte Peru Central (Amazônia peruana)</text:p>
          </table:table-cell>
          <table:table-cell office:value-type="string" calcext:value-type="string">
            <text:p>Indígena – Jivaros</text:p>
          </table:table-cell>
          <table:table-cell office:value-type="string" calcext:value-type="string">
            <text:p>Aguaruna Jívaro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977" calcext:value-type="float">
            <text:p>1977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Brush (1995) apud Mayer e Glave (1992)</text:p>
          </table:table-cell>
          <table:table-cell office:value-type="string" calcext:value-type="string">
            <text:p>Tulumayos (Andes Peruano)</text:p>
          </table:table-cell>
          <table:table-cell table:number-columns-repeated="2" office:value-type="string" calcext:value-type="string">
            <text:p>null</text:p>
          </table:table-cell>
          <table:table-cell table:style-name="ce10" office:value-type="string" calcext:value-type="string">
            <text:p>null</text:p>
          </table:table-cell>
          <table:table-cell office:value-type="float" office:value="1992" calcext:value-type="float">
            <text:p>1992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12.8" calcext:value-type="float">
            <text:p>12,8</text:p>
          </table:table-cell>
          <table:table-cell table:number-columns-repeated="3" table:style-name="ce11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Brush (1995) apud Mayer e Glave (1992)</text:p>
          </table:table-cell>
          <table:table-cell office:value-type="string" calcext:value-type="string">
            <text:p>Huánuco (Andes Peruano)</text:p>
          </table:table-cell>
          <table:table-cell table:number-columns-repeated="2" office:value-type="string" calcext:value-type="string">
            <text:p>null</text:p>
          </table:table-cell>
          <table:table-cell table:style-name="ce10" office:value-type="string" calcext:value-type="string">
            <text:p>null</text:p>
          </table:table-cell>
          <table:table-cell office:value-type="float" office:value="1992" calcext:value-type="float">
            <text:p>1992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9.6" calcext:value-type="float">
            <text:p>9,6</text:p>
          </table:table-cell>
          <table:table-cell table:number-columns-repeated="3" table:style-name="ce11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Brush e Perales (2007)</text:p>
          </table:table-cell>
          <table:table-cell office:value-type="string" calcext:value-type="string">
            <text:p>Highlands Chiapas (México)</text:p>
          </table:table-cell>
          <table:table-cell office:value-type="string" calcext:value-type="string">
            <text:p>Misto – Indígena, Mestizos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2003" calcext:value-type="float">
            <text:p>2003</text:p>
          </table:table-cell>
          <table:table-cell table:style-name="ce16" office:value-type="string" calcext:value-type="string">
            <text:p>null</text:p>
          </table:table-cell>
          <table:table-cell table:style-name="ce17" office:value-type="float" office:value="1.9" calcext:value-type="float">
            <text:p>1,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Brush e Perales (2007)</text:p>
          </table:table-cell>
          <table:table-cell office:value-type="string" calcext:value-type="string">
            <text:p>High midlands Chiapas (México)</text:p>
          </table:table-cell>
          <table:table-cell office:value-type="string" calcext:value-type="string">
            <text:p>Misto – Indígena, Mestizos</text:p>
          </table:table-cell>
          <table:table-cell office:value-type="float" office:value="28" calcext:value-type="float">
            <text:p>28</text:p>
          </table:table-cell>
          <table:table-cell table:style-name="ce10" office:value-type="float" office:value="514" calcext:value-type="float">
            <text:p>514</text:p>
          </table:table-cell>
          <table:table-cell table:style-name="ce10" office:value-type="float" office:value="2003" calcext:value-type="float">
            <text:p>2003</text:p>
          </table:table-cell>
          <table:table-cell table:style-name="ce16" office:value-type="string" calcext:value-type="string">
            <text:p>null</text:p>
          </table:table-cell>
          <table:table-cell office:value-type="float" office:value="1.63" calcext:value-type="float">
            <text:p>1,6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Brush e Perales (2007)</text:p>
          </table:table-cell>
          <table:table-cell office:value-type="string" calcext:value-type="string">
            <text:p>Low midlands, Chiapas (México)</text:p>
          </table:table-cell>
          <table:table-cell office:value-type="string" calcext:value-type="string">
            <text:p>Misto – Indígena, Mestizos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003" calcext:value-type="float">
            <text:p>2003</text:p>
          </table:table-cell>
          <table:table-cell table:style-name="ce16" office:value-type="string" calcext:value-type="string">
            <text:p>null</text:p>
          </table:table-cell>
          <table:table-cell office:value-type="float" office:value="1.32" calcext:value-type="float">
            <text:p>1,3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Brush e Perales (2007)</text:p>
          </table:table-cell>
          <table:table-cell office:value-type="string" calcext:value-type="string">
            <text:p>Lowland Chiappas (México)</text:p>
          </table:table-cell>
          <table:table-cell office:value-type="string" calcext:value-type="string">
            <text:p>Misto – Indígena, Mestizos</text:p>
          </table:table-cell>
          <table:table-cell office:value-type="float" office:value="69" calcext:value-type="float">
            <text:p>69</text:p>
          </table:table-cell>
          <table:table-cell table:style-name="ce10" office:value-type="float" office:value="1040" calcext:value-type="float">
            <text:p>1040</text:p>
          </table:table-cell>
          <table:table-cell table:style-name="ce10" office:value-type="float" office:value="2003" calcext:value-type="float">
            <text:p>2003</text:p>
          </table:table-cell>
          <table:table-cell table:style-name="ce16" office:value-type="string" calcext:value-type="string">
            <text:p>null</text:p>
          </table:table-cell>
          <table:table-cell office:value-type="float" office:value="1.21" calcext:value-type="float">
            <text:p>1,2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Brush e Taylor (1992)</text:p>
          </table:table-cell>
          <table:table-cell office:value-type="string" calcext:value-type="string">
            <text:p>Paucartambo (Andes Peruano)</text:p>
          </table:table-cell>
          <table:table-cell office:value-type="string" calcext:value-type="string">
            <text:p>População Tradicional – mestizos</text:p>
          </table:table-cell>
          <table:table-cell office:value-type="string" calcext:value-type="string">
            <text:p>10-12 Vilas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1985" calcext:value-type="float">
            <text:p>1985</text:p>
          </table:table-cell>
          <table:table-cell office:value-type="float" office:value="227" calcext:value-type="float">
            <text:p>227</text:p>
          </table:table-cell>
          <table:table-cell office:value-type="float" office:value="10.1" calcext:value-type="float">
            <text:p>10,1</text:p>
          </table:table-cell>
          <table:table-cell office:value-type="float" office:value="7.8" calcext:value-type="float">
            <text:p>7,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Brush e Taylor (1992)</text:p>
          </table:table-cell>
          <table:table-cell office:value-type="string" calcext:value-type="string">
            <text:p>Tulumayos (Andes Peruano)</text:p>
          </table:table-cell>
          <table:table-cell office:value-type="string" calcext:value-type="string">
            <text:p>Indígena – Quechua</text:p>
          </table:table-cell>
          <table:table-cell office:value-type="string" calcext:value-type="string">
            <text:p>10-12 Vilas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985" calcext:value-type="float">
            <text:p>1985</text:p>
          </table:table-cell>
          <table:table-cell office:value-type="float" office:value="297" calcext:value-type="float">
            <text:p>29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Brush et al. (1981)</text:p>
          </table:table-cell>
          <table:table-cell office:value-type="string" calcext:value-type="string">
            <text:p>Peru Central (Andes Peruano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ntaro Valley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79" calcext:value-type="float">
            <text:p>1979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14.3" calcext:value-type="float">
            <text:p>14,3</text:p>
          </table:table-cell>
          <table:table-cell office:value-type="float" office:value="8.1" calcext:value-type="float">
            <text:p>8,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Brush et al. (1988) 1</text:p>
          </table:table-cell>
          <table:table-cell office:value-type="string" calcext:value-type="string">
            <text:p>Ocozocuautla, Chiapas 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2 localidades</text:p>
          </table:table-cell>
          <table:table-cell table:style-name="ce11" office:value-type="string" calcext:value-type="string">
            <text:p>null</text:p>
          </table:table-cell>
          <table:table-cell table:style-name="ce10" office:value-type="float" office:value="1987" calcext:value-type="float">
            <text:p>1987</text:p>
          </table:table-cell>
          <table:table-cell table:style-name="ce11" office:value-type="string" calcext:value-type="string">
            <text:p>null</text:p>
          </table:table-cell>
          <table:table-cell table:style-name="ce18" office:value-type="float" office:value="2.7" calcext:value-type="float">
            <text:p>2,7</text:p>
          </table:table-cell>
          <table:table-cell table:style-name="ce18" office:value-type="float" office:value="1" calcext:value-type="float">
            <text:p>1,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avechia et al. (2014)</text:p>
          </table:table-cell>
          <table:table-cell office:value-type="string" calcext:value-type="string">
            <text:p>Paraty, RJ</text:p>
          </table:table-cell>
          <table:table-cell office:value-type="string" calcext:value-type="string">
            <text:p>Caiçara</text:p>
          </table:table-cell>
          <table:table-cell office:value-type="string" calcext:value-type="string">
            <text:p>6 Comunidades: Praia do Sono (3), Ilha do Araújo (4), Praia Grande, Ponta Negra e Trindade (7), e Barra Grande (18)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null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avechia et al. (2014)</text:p>
          </table:table-cell>
          <table:table-cell office:value-type="string" calcext:value-type="string">
            <text:p>Imbituba, SC</text:p>
          </table:table-cell>
          <table:table-cell office:value-type="string" calcext:value-type="string">
            <text:p>Caiçara</text:p>
          </table:table-cell>
          <table:table-cell office:value-type="string" calcext:value-type="string">
            <text:p>5 Comunidades: Arroio (2), Aguada (4), Barranceira (6), Ribanceira (10), e Divinéia (15)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Chamber e Momsen (2007)</text:p>
          </table:table-cell>
          <table:table-cell office:value-type="string" calcext:value-type="string">
            <text:p>Bajío region (Mexico)</text:p>
          </table:table-cell>
          <table:table-cell table:style-name="ce6" office:value-type="string" calcext:value-type="string">
            <text:p>null</text:p>
          </table:table-cell>
          <table:table-cell office:value-type="string" calcext:value-type="string">
            <text:p>Plains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2" calcext:value-type="float">
            <text:p>2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Chamber e Momsen (2007)</text:p>
          </table:table-cell>
          <table:table-cell office:value-type="string" calcext:value-type="string">
            <text:p>Bajío region (Mexico)</text:p>
          </table:table-cell>
          <table:table-cell table:style-name="ce6" office:value-type="string" calcext:value-type="string">
            <text:p>null</text:p>
          </table:table-cell>
          <table:table-cell office:value-type="string" calcext:value-type="string">
            <text:p>Mesa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2" calcext:value-type="float">
            <text:p>2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Chamber e Momsen (2007)</text:p>
          </table:table-cell>
          <table:table-cell office:value-type="string" calcext:value-type="string">
            <text:p>Bajío region (Mexico)</text:p>
          </table:table-cell>
          <table:table-cell table:style-name="ce6" office:value-type="string" calcext:value-type="string">
            <text:p>null</text:p>
          </table:table-cell>
          <table:table-cell office:value-type="string" calcext:value-type="string">
            <text:p>Mountain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table:style-name="ce17" office:value-type="float" office:value="2" calcext:value-type="float">
            <text:p>2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Chamber e Momsen (2007)</text:p>
          </table:table-cell>
          <table:table-cell office:value-type="string" calcext:value-type="string">
            <text:p>Bajío region (Mexico)</text:p>
          </table:table-cell>
          <table:table-cell table:style-name="ce6" office:value-type="string" calcext:value-type="string">
            <text:p>null</text:p>
          </table:table-cell>
          <table:table-cell office:value-type="string" calcext:value-type="string">
            <text:p>Valley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2" calcext:value-type="float">
            <text:p>2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hernela (1986)</text:p>
          </table:table-cell>
          <table:table-cell office:value-type="string" calcext:value-type="string">
            <text:p>Médio Uapés</text:p>
          </table:table-cell>
          <table:table-cell office:value-type="string" calcext:value-type="string">
            <text:p>Indígena – Diversos (Grupos Tukano e Makú)</text:p>
          </table:table-cell>
          <table:table-cell office:value-type="string" calcext:value-type="string">
            <text:p>Aldeia no Rio Tiquié</text:p>
          </table:table-cell>
          <table:table-cell table:style-name="ce10" office:value-type="float" office:value="34" calcext:value-type="float">
            <text:p>34</text:p>
          </table:table-cell>
          <table:table-cell office:value-type="float" office:value="1978" calcext:value-type="float">
            <text:p>1978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hernela (1986)</text:p>
          </table:table-cell>
          <table:table-cell office:value-type="string" calcext:value-type="string">
            <text:p>Médio Uapés</text:p>
          </table:table-cell>
          <table:table-cell office:value-type="string" calcext:value-type="string">
            <text:p>Indígena – Diversos (Grupos Tukano e Makú)</text:p>
          </table:table-cell>
          <table:table-cell office:value-type="string" calcext:value-type="string">
            <text:p>Aldeia no Rio Uapés</text:p>
          </table:table-cell>
          <table:table-cell table:style-name="ce10" office:value-type="float" office:value="77" calcext:value-type="float">
            <text:p>77</text:p>
          </table:table-cell>
          <table:table-cell office:value-type="float" office:value="1978" calcext:value-type="float">
            <text:p>1978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Valle del Pichis-Pachitea (Selva Central Peru)</text:p>
          </table:table-cell>
          <table:table-cell office:value-type="string" calcext:value-type="string">
            <text:p>Indígena – Asháninka</text:p>
          </table:table-cell>
          <table:table-cell office:value-type="string" calcext:value-type="string">
            <text:p>Cahuapanas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14.7" calcext:value-type="float">
            <text:p>14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Valle del Pichis-Pachitea (Selva Central Peru)</text:p>
          </table:table-cell>
          <table:table-cell office:value-type="string" calcext:value-type="string">
            <text:p>Indígena – Asháninka</text:p>
          </table:table-cell>
          <table:table-cell office:value-type="string" calcext:value-type="string">
            <text:p>Nueva Galilea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13.7" calcext:value-type="float">
            <text:p>13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Valle del Pichis-Pachitea (Selva Central Peru)</text:p>
          </table:table-cell>
          <table:table-cell office:value-type="string" calcext:value-type="string">
            <text:p>Indígena – Asháninka</text:p>
          </table:table-cell>
          <table:table-cell office:value-type="string" calcext:value-type="string">
            <text:p>Santa Teresa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2.7" calcext:value-type="float">
            <text:p>12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– Shipibo-Conibo</text:p>
          </table:table-cell>
          <table:table-cell office:value-type="string" calcext:value-type="string">
            <text:p>Santa Clara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6.7" calcext:value-type="float">
            <text:p>6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– Shipibo-Conibo</text:p>
          </table:table-cell>
          <table:table-cell office:value-type="string" calcext:value-type="string">
            <text:p>Santa Clara de Uchuny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5.7" calcext:value-type="float">
            <text:p>5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Alto Ucayali (Selva Central Peru)</text:p>
          </table:table-cell>
          <table:table-cell office:value-type="string" calcext:value-type="string">
            <text:p>Indígena – Shipibo-Conibo</text:p>
          </table:table-cell>
          <table:table-cell office:value-type="string" calcext:value-type="string">
            <text:p>Nuevo Ahuaypa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,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– Shipibo-Conibo</text:p>
          </table:table-cell>
          <table:table-cell office:value-type="string" calcext:value-type="string">
            <text:p>Panaillo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Alto Ucayali (Selva Central Peru)</text:p>
          </table:table-cell>
          <table:table-cell office:value-type="string" calcext:value-type="string">
            <text:p>Indígena – Shipibo-Conibo</text:p>
          </table:table-cell>
          <table:table-cell office:value-type="string" calcext:value-type="string">
            <text:p>Vista Alegre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– Asháninka</text:p>
          </table:table-cell>
          <table:table-cell office:value-type="string" calcext:value-type="string">
            <text:p>San José de Tunuya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Alto Ucayali (Selva Central Peru)</text:p>
          </table:table-cell>
          <table:table-cell office:value-type="string" calcext:value-type="string">
            <text:p>Indígena – Shipibo-Conibo</text:p>
          </table:table-cell>
          <table:table-cell office:value-type="string" calcext:value-type="string">
            <text:p>Santa Elisa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,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- Cashibo-Cacataibo</text:p>
          </table:table-cell>
          <table:table-cell office:value-type="string" calcext:value-type="string">
            <text:p>Sinchi Roc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Alto Ucayali (Selva Central Peru)</text:p>
          </table:table-cell>
          <table:table-cell office:value-type="string" calcext:value-type="string">
            <text:p>Indígena – Shipibo-Conibo</text:p>
          </table:table-cell>
          <table:table-cell office:value-type="string" calcext:value-type="string">
            <text:p>Nuevo Ceylá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1.8" calcext:value-type="float">
            <text:p>1,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 et al. (2008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– Shipibo-Conibo</text:p>
          </table:table-cell>
          <table:table-cell office:value-type="string" calcext:value-type="string">
            <text:p>Santa Ros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de Haan et al. (2009)</text:p>
          </table:table-cell>
          <table:table-cell office:value-type="string" calcext:value-type="string">
            <text:p>Peru Central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Villa Hermosa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04" calcext:value-type="float">
            <text:p>2004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32" calcext:value-type="float">
            <text:p>32,0</text:p>
          </table:table-cell>
          <table:table-cell table:style-name="ce17" office:value-type="float" office:value="24.7" calcext:value-type="float">
            <text:p>24,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de Haan et al. (2009)</text:p>
          </table:table-cell>
          <table:table-cell office:value-type="string" calcext:value-type="string">
            <text:p>Peru Central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Pucar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04" calcext:value-type="float">
            <text:p>2004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6.6" calcext:value-type="float">
            <text:p>16,6</text:p>
          </table:table-cell>
          <table:table-cell table:style-name="ce17" office:value-type="float" office:value="16.9" calcext:value-type="float">
            <text:p>16,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de Haan et al. (2009)</text:p>
          </table:table-cell>
          <table:table-cell office:value-type="string" calcext:value-type="string">
            <text:p>Sul Peru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Allato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04" calcext:value-type="float">
            <text:p>2004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de Haan et al. (2009)</text:p>
          </table:table-cell>
          <table:table-cell office:value-type="string" calcext:value-type="string">
            <text:p>Sul Peru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Pongos Grand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04" calcext:value-type="float">
            <text:p>2004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13.7" calcext:value-type="float">
            <text:p>13,7</text:p>
          </table:table-cell>
          <table:table-cell office:value-type="float" office:value="11.8" calcext:value-type="float">
            <text:p>11,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de Haan et al. (2009)</text:p>
          </table:table-cell>
          <table:table-cell office:value-type="string" calcext:value-type="string">
            <text:p>Peru Central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Dos de Mayo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04" calcext:value-type="float">
            <text:p>2004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9.8" calcext:value-type="float">
            <text:p>9,8</text:p>
          </table:table-cell>
          <table:table-cell table:style-name="ce17" office:value-type="float" office:value="10" calcext:value-type="float">
            <text:p>10,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de Haan et al. (2009)</text:p>
          </table:table-cell>
          <table:table-cell office:value-type="string" calcext:value-type="string">
            <text:p>Norte Peru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Tupac Amaru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04" calcext:value-type="float">
            <text:p>2004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9" calcext:value-type="float">
            <text:p>9,0</text:p>
          </table:table-cell>
          <table:table-cell table:style-name="ce17" office:value-type="float" office:value="9.7" calcext:value-type="float">
            <text:p>9,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de Haan et al. (2009)</text:p>
          </table:table-cell>
          <table:table-cell office:value-type="string" calcext:value-type="string">
            <text:p>Sudeste Peru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Libertadores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04" calcext:value-type="float">
            <text:p>2004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8.3" calcext:value-type="float">
            <text:p>8,3</text:p>
          </table:table-cell>
          <table:table-cell table:style-name="ce17"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de Haan et al. (2009)</text:p>
          </table:table-cell>
          <table:table-cell office:value-type="string" calcext:value-type="string">
            <text:p>Norte Peru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Huayta Corral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04" calcext:value-type="float">
            <text:p>2004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3.2" calcext:value-type="float">
            <text:p>3,2</text:p>
          </table:table-cell>
          <table:table-cell table:style-name="ce17"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Duputie et al. (2009)</text:p>
          </table:table-cell>
          <table:table-cell office:value-type="string" calcext:value-type="string">
            <text:p>Sul Guiana Francesa</text:p>
          </table:table-cell>
          <table:table-cell office:value-type="string" calcext:value-type="string">
            <text:p>Indígena – Wayãpi</text:p>
          </table:table-cell>
          <table:table-cell office:value-type="string" calcext:value-type="string">
            <text:p>Trois Saut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07" calcext:value-type="float">
            <text:p>2007</text:p>
          </table:table-cell>
          <table:table-cell office:value-type="float" office:value="61" calcext:value-type="float">
            <text:p>61</text:p>
          </table:table-cell>
          <table:table-cell table:style-name="ce17" office:value-type="float" office:value="20.9" calcext:value-type="float">
            <text:p>20,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Dyer (2002) 1</text:p>
          </table:table-cell>
          <table:table-cell office:value-type="string" calcext:value-type="string">
            <text:p>Zoatecpan, Pueb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 localidade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999" calcext:value-type="float">
            <text:p>1999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8" calcext:value-type="float">
            <text:p>1,8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Elias et al. (2000)</text:p>
          </table:table-cell>
          <table:table-cell office:value-type="string" calcext:value-type="string">
            <text:p>Norte Rupununi, Guiana</text:p>
          </table:table-cell>
          <table:table-cell office:value-type="string" calcext:value-type="string">
            <text:p>Indígena – Makushi</text:p>
          </table:table-cell>
          <table:table-cell office:value-type="string" calcext:value-type="string">
            <text:p>Rewa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997" calcext:value-type="float">
            <text:p>1997</text:p>
          </table:table-cell>
          <table:table-cell office:value-type="float" office:value="76" calcext:value-type="float">
            <text:p>76</text:p>
          </table:table-cell>
          <table:table-cell table:style-name="ce17" office:value-type="float" office:value="16" calcext:value-type="float">
            <text:p>16,0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Fenzi et al. (2017)</text:p>
          </table:table-cell>
          <table:table-cell office:value-type="string" calcext:value-type="string">
            <text:p>Yaxcaba (Yucatan, Mexico)</text:p>
          </table:table-cell>
          <table:table-cell table:style-name="ce6"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float" office:value="2.42" calcext:value-type="float">
            <text:p>2,42</text:p>
          </table:table-cell>
          <table:table-cell table:style-name="ce17" office:value-type="float" office:value="1.2" calcext:value-type="float">
            <text:p>1,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Fenzi et al. (2017)</text:p>
          </table:table-cell>
          <table:table-cell office:value-type="string" calcext:value-type="string">
            <text:p>Yaxcaba (Yucatan, Mexico)</text:p>
          </table:table-cell>
          <table:table-cell table:style-name="ce6"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office:value-type="float" office:value="2.21" calcext:value-type="float">
            <text:p>2,21</text:p>
          </table:table-cell>
          <table:table-cell table:style-name="ce17" office:value-type="float" office:value="1.1" calcext:value-type="float">
            <text:p>1,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aser et al. (2012)</text:p>
          </table:table-cell>
          <table:table-cell office:value-type="string" calcext:value-type="string">
            <text:p>Médio Rio Madeira (Amazonas)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Vista Alegr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3.9" calcext:value-type="float">
            <text:p>3,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aser et al. (2012)</text:p>
          </table:table-cell>
          <table:table-cell office:value-type="string" calcext:value-type="string">
            <text:p>Médio Rio Madeira (Amazonas)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Barreira do Capanã/Boa Vista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19" calcext:value-type="float">
            <text:p>19</text:p>
          </table:table-cell>
          <table:table-cell table:style-name="ce17" office:value-type="float" office:value="3.8" calcext:value-type="float">
            <text:p>3,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aser et al. (2012)</text:p>
          </table:table-cell>
          <table:table-cell office:value-type="string" calcext:value-type="string">
            <text:p>Médio Rio Madeira (Amazonas)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Genipapo floodplain - Verdum, Amparo and Delı́cia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table:style-name="ce17" office:value-type="float" office:value="3.2" calcext:value-type="float">
            <text:p>3,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aser et al. (2012)</text:p>
          </table:table-cell>
          <table:table-cell office:value-type="string" calcext:value-type="string">
            <text:p>Médio Rio Madeira (Amazonas)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Água Azul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3.2" calcext:value-type="float">
            <text:p>3,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aser et al. (2012)</text:p>
          </table:table-cell>
          <table:table-cell office:value-type="string" calcext:value-type="string">
            <text:p>Médio Rio Madeira (Amazonas)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Água Azul floodplain - Fortaleza and Pau Queimado; Água Azul and Monte Sião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table:style-name="ce17" office:value-type="float" office:value="3.1" calcext:value-type="float">
            <text:p>3,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aser et al. (2012)</text:p>
          </table:table-cell>
          <table:table-cell office:value-type="string" calcext:value-type="string">
            <text:p>Médio Rio Madeira (Amazonas)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Barro Alto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2.5" calcext:value-type="float">
            <text:p>2,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ikel (1959)</text:p>
          </table:table-cell>
          <table:table-cell office:value-type="string" calcext:value-type="string">
            <text:p>Bacia dos Rios Cururú e Tapajos</text:p>
          </table:table-cell>
          <table:table-cell office:value-type="string" calcext:value-type="string">
            <text:p>Indígena – Munduruku</text:p>
          </table:table-cell>
          <table:table-cell office:value-type="string" calcext:value-type="string">
            <text:p>null</text:p>
          </table:table-cell>
          <table:table-cell table:style-name="ce10" office:value-type="string" calcext:value-type="string">
            <text:p>null</text:p>
          </table:table-cell>
          <table:table-cell office:value-type="float" office:value="1957" calcext:value-type="float">
            <text:p>195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Gil-Muñoz et al. (2004) 1</text:p>
          </table:table-cell>
          <table:table-cell office:value-type="string" calcext:value-type="string">
            <text:p>Tlahuapan-Chiautzingo, Puebla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996" calcext:value-type="float">
            <text:p>1996</text:p>
          </table:table-cell>
          <table:table-cell table:style-name="ce11" office:value-type="string" calcext:value-type="string">
            <text:p>null</text:p>
          </table:table-cell>
          <table:table-cell table:style-name="ce18" office:value-type="float" office:value="2.1" calcext:value-type="float">
            <text:p>2,1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Gil-Muñoz et al. (2004) 1</text:p>
          </table:table-cell>
          <table:table-cell office:value-type="string" calcext:value-type="string">
            <text:p>La Malinche, Puebla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996" calcext:value-type="float">
            <text:p>1996</text:p>
          </table:table-cell>
          <table:table-cell table:style-name="ce11" office:value-type="string" calcext:value-type="string">
            <text:p>null</text:p>
          </table:table-cell>
          <table:table-cell table:style-name="ce18" office:value-type="float" office:value="2.1" calcext:value-type="float">
            <text:p>2,1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Gómez et al. (2000)</text:p>
          </table:table-cell>
          <table:table-cell office:value-type="string" calcext:value-type="string">
            <text:p>Southeastern Guanajuato (Mexico)</text:p>
          </table:table-cell>
          <table:table-cell table:style-name="ce6"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995" calcext:value-type="float">
            <text:p>199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Gómez et al. (2000)</text:p>
          </table:table-cell>
          <table:table-cell office:value-type="string" calcext:value-type="string">
            <text:p>Southeastern Guanajuato (Mexico)</text:p>
          </table:table-cell>
          <table:table-cell table:style-name="ce6"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Gómez et al. (2000)</text:p>
          </table:table-cell>
          <table:table-cell office:value-type="string" calcext:value-type="string">
            <text:p>Southeastern Guanajuato (Mexico)</text:p>
          </table:table-cell>
          <table:table-cell table:style-name="ce6"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Gómez et al. (2000)</text:p>
          </table:table-cell>
          <table:table-cell office:value-type="string" calcext:value-type="string">
            <text:p>Southeastern Guanajuato (Mexico)</text:p>
          </table:table-cell>
          <table:table-cell table:style-name="ce6"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Hames (1983)</text:p>
          </table:table-cell>
          <table:table-cell office:value-type="string" calcext:value-type="string">
            <text:p>Padamo, sul da Venezuela</text:p>
          </table:table-cell>
          <table:table-cell office:value-type="string" calcext:value-type="string">
            <text:p>Indígena – Ye'kwana</text:p>
          </table:table-cell>
          <table:table-cell office:value-type="string" calcext:value-type="string">
            <text:p>Toki</text:p>
          </table:table-cell>
          <table:table-cell office:value-type="float" office:value="23" calcext:value-type="float">
            <text:p>23</text:p>
          </table:table-cell>
          <table:table-cell office:value-type="float" office:value="1980" calcext:value-type="float">
            <text:p>198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Hames (1983)</text:p>
          </table:table-cell>
          <table:table-cell office:value-type="string" calcext:value-type="string">
            <text:p>Padamo, sul da Venezuela</text:p>
          </table:table-cell>
          <table:table-cell office:value-type="string" calcext:value-type="string">
            <text:p>Indígena – Yanomami</text:p>
          </table:table-cell>
          <table:table-cell office:value-type="string" calcext:value-type="string">
            <text:p>Toropo-teri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Inzunza Mascareno (1988) 1</text:p>
          </table:table-cell>
          <table:table-cell office:value-type="string" calcext:value-type="string">
            <text:p>Sierra Norte, Puebla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style-name="ce10" office:value-type="float" office:value="1987" calcext:value-type="float">
            <text:p>1987</text:p>
          </table:table-cell>
          <table:table-cell table:style-name="ce11" office:value-type="string" calcext:value-type="string">
            <text:p>null</text:p>
          </table:table-cell>
          <table:table-cell table:style-name="ce18" office:value-type="float" office:value="1.3" calcext:value-type="float">
            <text:p>1,3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Isakson (2011) 1</text:p>
          </table:table-cell>
          <table:table-cell office:value-type="string" calcext:value-type="string">
            <text:p>Nimasac &amp; Xeul, Guatemala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2 localidades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2.5" calcext:value-type="float">
            <text:p>2,5</text:p>
          </table:table-cell>
          <table:table-cell table:style-name="ce17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Jackson et al. (1980)</text:p>
          </table:table-cell>
          <table:table-cell office:value-type="string" calcext:value-type="string">
            <text:p>Puno, Southern Peru</text:p>
          </table:table-cell>
          <table:table-cell office:value-type="string" calcext:value-type="string">
            <text:p>Indígena – Quechua</text:p>
          </table:table-cell>
          <table:table-cell office:value-type="string" calcext:value-type="string">
            <text:p>Cuyo-Cuy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978" calcext:value-type="float">
            <text:p>1978</text:p>
          </table:table-cell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,5</text:p>
          </table:table-cell>
          <table:table-cell office:value-type="float" office:value="2.1" calcext:value-type="float">
            <text:p>2,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Jarvis et al. (2008)</text:p>
          </table:table-cell>
          <table:table-cell office:value-type="string" calcext:value-type="string">
            <text:p>Yaxcaba (Yucatan, Mexico)</text:p>
          </table:table-cell>
          <table:table-cell table:number-columns-repeated="2" office:value-type="string" calcext:value-type="string">
            <text:p>null</text:p>
          </table:table-cell>
          <table:table-cell table:style-name="ce10" office:value-type="float" office:value="67" calcext:value-type="float">
            <text:p>67</text:p>
          </table:table-cell>
          <table:table-cell office:value-type="float" office:value="1999" calcext:value-type="float">
            <text:p>1999</text:p>
          </table:table-cell>
          <table:table-cell table:style-name="ce11" office:value-type="float" office:value="14" calcext:value-type="float">
            <text:p>14</text:p>
          </table:table-cell>
          <table:table-cell table:style-name="ce18" office:value-type="float" office:value="2.3" calcext:value-type="float">
            <text:p>2,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Jarvis et al. (2008)</text:p>
          </table:table-cell>
          <table:table-cell office:value-type="string" calcext:value-type="string">
            <text:p>Ichmul</text:p>
          </table:table-cell>
          <table:table-cell table:number-columns-repeated="2" office:value-type="string" calcext:value-type="string">
            <text:p>null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1999" calcext:value-type="float">
            <text:p>1999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1.9" calcext:value-type="float">
            <text:p>1,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Jarvis et al. (2008)</text:p>
          </table:table-cell>
          <table:table-cell office:value-type="string" calcext:value-type="string">
            <text:p>Sahcaba</text:p>
          </table:table-cell>
          <table:table-cell table:number-columns-repeated="2" office:value-type="string" calcext:value-type="string">
            <text:p>null</text:p>
          </table:table-cell>
          <table:table-cell table:style-name="ce10" office:value-type="float" office:value="90" calcext:value-type="float">
            <text:p>90</text:p>
          </table:table-cell>
          <table:table-cell office:value-type="float" office:value="1999" calcext:value-type="float">
            <text:p>1999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float" office:value="1.4" calcext:value-type="float">
            <text:p>1,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Jarvis et al. (2008) e Cazarez-Sanchez E, Duch-Gary J (2004)</text:p>
          </table:table-cell>
          <table:table-cell office:value-type="string" calcext:value-type="string">
            <text:p>Valle del Pichis-Pachitea (Selva Central Peru)</text:p>
          </table:table-cell>
          <table:table-cell office:value-type="string" calcext:value-type="string">
            <text:p>Indígena – Asháninka</text:p>
          </table:table-cell>
          <table:table-cell office:value-type="string" calcext:value-type="string">
            <text:p>Santa Teresa, Cahuapanas, Nueva Galilea </text:p>
          </table:table-cell>
          <table:table-cell table:style-name="ce10" office:value-type="float" office:value="52" calcext:value-type="float">
            <text:p>52</text:p>
          </table:table-cell>
          <table:table-cell office:value-type="float" office:value="2001" calcext:value-type="float">
            <text:p>2001</text:p>
          </table:table-cell>
          <table:table-cell office:value-type="float" office:value="89" calcext:value-type="float">
            <text:p>89</text:p>
          </table:table-cell>
          <table:table-cell office:value-type="float" office:value="2.7" calcext:value-type="float">
            <text:p>2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Jarvis et al. (2008) e Cazarez-Sanchez E, Duch-Gary J (2004)</text:p>
          </table:table-cell>
          <table:table-cell office:value-type="string" calcext:value-type="string">
            <text:p>Alto Ucayali (Selva Central Peru)</text:p>
          </table:table-cell>
          <table:table-cell office:value-type="string" calcext:value-type="string">
            <text:p>Indígena – Shipibo-Conibo</text:p>
          </table:table-cell>
          <table:table-cell office:value-type="string" calcext:value-type="string">
            <text:p>Nuevo Ceylán, Nuevo Ahuaypa, Vista Alegre e Santa Elisa </text:p>
          </table:table-cell>
          <table:table-cell table:style-name="ce10" office:value-type="float" office:value="57" calcext:value-type="float">
            <text:p>57</text:p>
          </table:table-cell>
          <table:table-cell office:value-type="float" office:value="2001" calcext:value-type="float">
            <text:p>200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Jarvis et al. (2008) e Cazarez-Sanchez E, Duch-Gary J (2004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– Shipibo-Conibo, Cashibo-Cacataibo e Asháninka</text:p>
          </table:table-cell>
          <table:table-cell office:value-type="string" calcext:value-type="string">
            <text:p>Sinchi Roca, Santa Clara de Uchunya, Santa Clara, San José de Tunuya, Panaillo, Santa Rosa 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2001" calcext:value-type="float">
            <text:p>200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awa et al. (2013)</text:p>
          </table:table-cell>
          <table:table-cell office:value-type="string" calcext:value-type="string">
            <text:p>Borba, Amazonas 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3 comunidades nos arredores do lago Puruzinho 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3.5" calcext:value-type="float">
            <text:p>3,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Desâna</text:p>
          </table:table-cell>
          <table:table-cell office:value-type="string" calcext:value-type="string">
            <text:p>null</text:p>
          </table:table-cell>
          <table:table-cell table:style-name="ce10" office:value-type="string" calcext:value-type="string">
            <text:p>null</text:p>
          </table:table-cell>
          <table:table-cell office:value-type="float" office:value="1983" calcext:value-type="float">
            <text:p>1983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Kayapó</text:p>
          </table:table-cell>
          <table:table-cell office:value-type="string" calcext:value-type="string">
            <text:p>Gorotíre</text:p>
          </table:table-cell>
          <table:table-cell table:style-name="ce10" office:value-type="string" calcext:value-type="string">
            <text:p>null</text:p>
          </table:table-cell>
          <table:table-cell office:value-type="float" office:value="1983" calcext:value-type="float">
            <text:p>198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Yamamadí</text:p>
          </table:table-cell>
          <table:table-cell office:value-type="string" calcext:value-type="string">
            <text:p>null</text:p>
          </table:table-cell>
          <table:table-cell table:style-name="ce10" office:value-type="string" calcext:value-type="string">
            <text:p>null</text:p>
          </table:table-cell>
          <table:table-cell office:value-type="float" office:value="1983" calcext:value-type="float">
            <text:p>198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Palikúr</text:p>
          </table:table-cell>
          <table:table-cell office:value-type="string" calcext:value-type="string">
            <text:p>null</text:p>
          </table:table-cell>
          <table:table-cell table:style-name="ce10" office:value-type="string" calcext:value-type="string">
            <text:p>null</text:p>
          </table:table-cell>
          <table:table-cell office:value-type="float" office:value="1984" calcext:value-type="float">
            <text:p>198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Galibí</text:p>
          </table:table-cell>
          <table:table-cell office:value-type="string" calcext:value-type="string">
            <text:p>null</text:p>
          </table:table-cell>
          <table:table-cell table:style-name="ce10" office:value-type="string" calcext:value-type="string">
            <text:p>null</text:p>
          </table:table-cell>
          <table:table-cell office:value-type="float" office:value="1985" calcext:value-type="float">
            <text:p>198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Tukúna </text:p>
          </table:table-cell>
          <table:table-cell office:value-type="string" calcext:value-type="string">
            <text:p>null</text:p>
          </table:table-cell>
          <table:table-cell table:style-name="ce10" office:value-type="string" calcext:value-type="string">
            <text:p>null</text:p>
          </table:table-cell>
          <table:table-cell office:value-type="float" office:value="1986" calcext:value-type="float">
            <text:p>198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Paumarí</text:p>
          </table:table-cell>
          <table:table-cell office:value-type="string" calcext:value-type="string">
            <text:p>null</text:p>
          </table:table-cell>
          <table:table-cell table:style-name="ce10" office:value-type="string" calcext:value-type="string">
            <text:p>null</text:p>
          </table:table-cell>
          <table:table-cell office:value-type="float" office:value="1987" calcext:value-type="float">
            <text:p>198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Calafat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float" office:value="16" calcext:value-type="float">
            <text:p>16</text:p>
          </table:table-cell>
          <table:table-cell table:style-name="ce18" office:value-type="float" office:value="5" calcext:value-type="float">
            <text:p>5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Nova Olinda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float" office:value="17" calcext:value-type="float">
            <text:p>17</text:p>
          </table:table-cell>
          <table:table-cell table:style-name="ce18" office:value-type="float" office:value="3" calcext:value-type="float">
            <text:p>3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Calafat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10" calcext:value-type="float">
            <text:p>2010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3" calcext:value-type="float">
            <text:p>3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Jarua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float" office:value="14" calcext:value-type="float">
            <text:p>14</text:p>
          </table:table-cell>
          <table:table-cell table:style-name="ce18" office:value-type="float" office:value="2.9" calcext:value-type="float">
            <text:p>2,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Boa Esperança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010" calcext:value-type="float">
            <text:p>2010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2.9" calcext:value-type="float">
            <text:p>2,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Jaru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010" calcext:value-type="float">
            <text:p>2010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2.9" calcext:value-type="float">
            <text:p>2,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Vila Alenc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010" calcext:value-type="float">
            <text:p>2010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2.9" calcext:value-type="float">
            <text:p>2,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São João do Ipecaçu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float" office:value="13" calcext:value-type="float">
            <text:p>13</text:p>
          </table:table-cell>
          <table:table-cell table:style-name="ce18" office:value-type="float" office:value="2.8" calcext:value-type="float">
            <text:p>2,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Boa Esperança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float" office:value="11" calcext:value-type="float">
            <text:p>11</text:p>
          </table:table-cell>
          <table:table-cell table:style-name="ce18" office:value-type="float" office:value="2.7" calcext:value-type="float">
            <text:p>2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Aiucá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float" office:value="11" calcext:value-type="float">
            <text:p>11</text:p>
          </table:table-cell>
          <table:table-cell table:style-name="ce18" office:value-type="float" office:value="2.7" calcext:value-type="float">
            <text:p>2,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Nogueir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010" calcext:value-type="float">
            <text:p>2010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2.6" calcext:value-type="float">
            <text:p>2,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São João do Ipecaçu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010" calcext:value-type="float">
            <text:p>2010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2.1" calcext:value-type="float">
            <text:p>2,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Monte Sinai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float" office:value="1.8" calcext:value-type="float">
            <text:p>1,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São Paulo do Coraci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float" office:value="1.6" calcext:value-type="float">
            <text:p>1,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Barroso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float" office:value="1.6" calcext:value-type="float">
            <text:p>1,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Maguari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8" office:value-type="float" office:value="1.6" calcext:value-type="float">
            <text:p>1,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Vila Alenc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03" calcext:value-type="float">
            <text:p>2003</text:p>
          </table:table-cell>
          <table:table-cell table:style-name="ce11" office:value-type="float" office:value="7" calcext:value-type="float">
            <text:p>7</text:p>
          </table:table-cell>
          <table:table-cell table:style-name="ce18" office:value-type="float" office:value="1.3" calcext:value-type="float">
            <text:p>1,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5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Matusalem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010" calcext:value-type="float">
            <text:p>2010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1.3" calcext:value-type="float">
            <text:p>1,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Lope-Alzina (2002) 1</text:p>
          </table:table-cell>
          <table:table-cell office:value-type="string" calcext:value-type="string">
            <text:p>Yaxcaba, Yucat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 localidade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999" calcext:value-type="float">
            <text:p>1999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2.3" calcext:value-type="float">
            <text:p>2,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Louette (1997)</text:p>
          </table:table-cell>
          <table:table-cell office:value-type="string" calcext:value-type="string">
            <text:p>Costa Pacífico (México)</text:p>
          </table:table-cell>
          <table:table-cell office:value-type="string" calcext:value-type="string">
            <text:p>Indígena</text:p>
          </table:table-cell>
          <table:table-cell office:value-type="string" calcext:value-type="string">
            <text:p>Cuzalapa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Marchetti et al. (2013)</text:p>
          </table:table-cell>
          <table:table-cell office:value-type="string" calcext:value-type="string">
            <text:p>Santo Antônio do Leverger, MA</text:p>
          </table:table-cell>
          <table:table-cell office:value-type="string" calcext:value-type="string">
            <text:p>População Tradicional (não detalhado)</text:p>
          </table:table-cell>
          <table:table-cell office:value-type="string" calcext:value-type="string">
            <text:p>Barreirinho, Morro Grande, Varginha, e Estraíra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992" calcext:value-type="float">
            <text:p>1992</text:p>
          </table:table-cell>
          <table:table-cell office:value-type="string" calcext:value-type="string">
            <text:p>null</text:p>
          </table:table-cell>
          <table:table-cell table:style-name="ce17" office:value-type="float" office:value="9.4" calcext:value-type="float">
            <text:p>9,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Marchetti et al. (2013)</text:p>
          </table:table-cell>
          <table:table-cell office:value-type="string" calcext:value-type="string">
            <text:p>Santo Antônio do Leverger, MA</text:p>
          </table:table-cell>
          <table:table-cell office:value-type="string" calcext:value-type="string">
            <text:p>População Tradicional (não detalhado)</text:p>
          </table:table-cell>
          <table:table-cell office:value-type="string" calcext:value-type="string">
            <text:p>Barreirinho, Varginha, e Estraíra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011" calcext:value-type="float">
            <text:p>2011</text:p>
          </table:table-cell>
          <table:table-cell office:value-type="string" calcext:value-type="string">
            <text:p>null</text:p>
          </table:table-cell>
          <table:table-cell table:style-name="ce17" office:value-type="float" office:value="5.4" calcext:value-type="float">
            <text:p>5,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Coromata Media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011" calcext:value-type="float">
            <text:p>2011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null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Cachilaya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011" calcext:value-type="float">
            <text:p>2011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null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Corqueamaya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11" calcext:value-type="float">
            <text:p>2011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Rosapata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11" calcext:value-type="float">
            <text:p>2011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Pucamaya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011" calcext:value-type="float">
            <text:p>2011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Suriquina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11" calcext:value-type="float">
            <text:p>2011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Erbenkall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11" calcext:value-type="float">
            <text:p>2011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Antaquira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011" calcext:value-type="float">
            <text:p>2011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Moreno et al. (2006)</text:p>
          </table:table-cell>
          <table:table-cell office:value-type="string" calcext:value-type="string">
            <text:p>Central portion of Yucatan (México)</text:p>
          </table:table-cell>
          <table:table-cell table:style-name="ce6" office:value-type="string" calcext:value-type="string">
            <text:p>null</text:p>
          </table:table-cell>
          <table:table-cell office:value-type="string" calcext:value-type="string">
            <text:p>Yaxcaba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,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Muñozcano Ruiz (2011) 1</text:p>
          </table:table-cell>
          <table:table-cell office:value-type="string" calcext:value-type="string">
            <text:p>Santa Maria Tutaltepec, Oaxac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 localidade</text:p>
          </table:table-cell>
          <table:table-cell table:style-name="ce10" office:value-type="float" office:value="44" calcext:value-type="float">
            <text:p>44</text:p>
          </table:table-cell>
          <table:table-cell table:style-name="ce12" office:value-type="float" office:value="2009" calcext:value-type="float">
            <text:p>2009</text:p>
          </table:table-cell>
          <table:table-cell table:style-name="ce11" office:value-type="string" calcext:value-type="string">
            <text:p>null</text:p>
          </table:table-cell>
          <table:table-cell office:value-type="float" office:value="1.48" calcext:value-type="float">
            <text:p>1,48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Orozco-Ramirez et al. (2017)</text:p>
          </table:table-cell>
          <table:table-cell office:value-type="string" calcext:value-type="string">
            <text:p>Lake Pátzcuaro Region (Central Mexico)</text:p>
          </table:table-cell>
          <table:table-cell office:value-type="string" calcext:value-type="string">
            <text:p>Misto – Indígena, Mestizos</text:p>
          </table:table-cell>
          <table:table-cell office:value-type="string" calcext:value-type="string">
            <text:p>29 vilas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008" calcext:value-type="float">
            <text:p>2008</text:p>
          </table:table-cell>
          <table:table-cell office:value-type="float" office:value="4.33" calcext:value-type="float">
            <text:p>4</text:p>
          </table:table-cell>
          <table:table-cell office:value-type="float" office:value="3.14" calcext:value-type="float">
            <text:p>3,14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Orozco-Ramirez et al. (2017)</text:p>
          </table:table-cell>
          <table:table-cell office:value-type="string" calcext:value-type="string">
            <text:p>Lake Pátzcuaro Region (Central Mexico)</text:p>
          </table:table-cell>
          <table:table-cell office:value-type="string" calcext:value-type="string">
            <text:p>Misto – Indígena, Mestizos</text:p>
          </table:table-cell>
          <table:table-cell office:value-type="string" calcext:value-type="string">
            <text:p>29 vilas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012" calcext:value-type="float">
            <text:p>2012</text:p>
          </table:table-cell>
          <table:table-cell office:value-type="float" office:value="7.11" calcext:value-type="float">
            <text:p>7</text:p>
          </table:table-cell>
          <table:table-cell office:value-type="float" office:value="2.86" calcext:value-type="float">
            <text:p>2,86</text:p>
          </table:table-cell>
          <table:table-cell office:value-type="float" office:value="0.43" calcext:value-type="float">
            <text:p>0,4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Orozco-Ramirez et al. (2017)</text:p>
          </table:table-cell>
          <table:table-cell office:value-type="string" calcext:value-type="string">
            <text:p>Lake Pátzcuaro Region (Central Mexico)</text:p>
          </table:table-cell>
          <table:table-cell office:value-type="string" calcext:value-type="string">
            <text:p>Misto – Indígena, Mestizos</text:p>
          </table:table-cell>
          <table:table-cell office:value-type="string" calcext:value-type="string">
            <text:p>29 vilas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10" calcext:value-type="float">
            <text:p>2010</text:p>
          </table:table-cell>
          <table:table-cell office:value-type="float" office:value="3.56" calcext:value-type="float">
            <text:p>4</text:p>
          </table:table-cell>
          <table:table-cell office:value-type="float" office:value="2.42" calcext:value-type="float">
            <text:p>2,42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Orozco-Ramirez et al. (2017)</text:p>
          </table:table-cell>
          <table:table-cell office:value-type="string" calcext:value-type="string">
            <text:p>Lake Pátzcuaro Region (Central Mexico)</text:p>
          </table:table-cell>
          <table:table-cell office:value-type="string" calcext:value-type="string">
            <text:p>Misto – Indígena, Mestizos</text:p>
          </table:table-cell>
          <table:table-cell office:value-type="string" calcext:value-type="string">
            <text:p>29 vilas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2005" calcext:value-type="float">
            <text:p>2005</text:p>
          </table:table-cell>
          <table:table-cell office:value-type="float" office:value="6.82" calcext:value-type="float">
            <text:p>7</text:p>
          </table:table-cell>
          <table:table-cell office:value-type="float" office:value="2.26" calcext:value-type="float">
            <text:p>2,26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Orozco-Ramirez et al. (2017)</text:p>
          </table:table-cell>
          <table:table-cell office:value-type="string" calcext:value-type="string">
            <text:p>Lake Pátzcuaro Region (Central Mexico)</text:p>
          </table:table-cell>
          <table:table-cell office:value-type="string" calcext:value-type="string">
            <text:p>Misto – Indígena, Mestizos</text:p>
          </table:table-cell>
          <table:table-cell office:value-type="string" calcext:value-type="string">
            <text:p>29 vilas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015" calcext:value-type="float">
            <text:p>2015</text:p>
          </table:table-cell>
          <table:table-cell office:value-type="float" office:value="4.15" calcext:value-type="float">
            <text:p>4</text:p>
          </table:table-cell>
          <table:table-cell table:style-name="ce17" office:value-type="float" office:value="2.1" calcext:value-type="float">
            <text:p>2,1</text:p>
          </table:table-cell>
          <table:table-cell table:style-name="ce17" office:value-type="float" office:value="0.3" calcext:value-type="float">
            <text:p>0,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ña-Vargas et al. (2014)</text:p>
          </table:table-cell>
          <table:table-cell office:value-type="string" calcext:value-type="string">
            <text:p>Médio Caquetá (Amazônia Colombiana)</text:p>
          </table:table-cell>
          <table:table-cell office:value-type="string" calcext:value-type="string">
            <text:p>Indígena – Nonuya</text:p>
          </table:table-cell>
          <table:table-cell office:value-type="string" calcext:value-type="string">
            <text:p>Peña Roj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table:style-name="ce17" office:value-type="float" office:value="12" calcext:value-type="float">
            <text:p>12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ña-Vargas et al. (2014)</text:p>
          </table:table-cell>
          <table:table-cell office:value-type="string" calcext:value-type="string">
            <text:p>Médio Caquetá (Amazônia Colombiana)</text:p>
          </table:table-cell>
          <table:table-cell office:value-type="string" calcext:value-type="string">
            <text:p>Indígena – Uitoto</text:p>
          </table:table-cell>
          <table:table-cell office:value-type="string" calcext:value-type="string">
            <text:p>Guacamay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table:style-name="ce17" office:value-type="float" office:value="12" calcext:value-type="float">
            <text:p>12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ña-Vargas et al. (2014)</text:p>
          </table:table-cell>
          <table:table-cell office:value-type="string" calcext:value-type="string">
            <text:p>San Martin de Amacayacu (Amazônia Colombiana)</text:p>
          </table:table-cell>
          <table:table-cell office:value-type="string" calcext:value-type="string">
            <text:p>Indígena – Tikuna</text:p>
          </table:table-cell>
          <table:table-cell office:value-type="string" calcext:value-type="string">
            <text:p>San Marti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table:style-name="ce17" office:value-type="float" office:value="12" calcext:value-type="float">
            <text:p>12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ña-Vargas et al. (2014)</text:p>
          </table:table-cell>
          <table:table-cell office:value-type="string" calcext:value-type="string">
            <text:p>Médio Caquetá (Amazônia Colombiana)</text:p>
          </table:table-cell>
          <table:table-cell office:value-type="string" calcext:value-type="string">
            <text:p>Indígena – Andoke</text:p>
          </table:table-cell>
          <table:table-cell office:value-type="string" calcext:value-type="string">
            <text:p>Aduch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table:style-name="ce17" office:value-type="float" office:value="12" calcext:value-type="float">
            <text:p>12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ña-Vargas et al. (2014)</text:p>
          </table:table-cell>
          <table:table-cell office:value-type="string" calcext:value-type="string">
            <text:p>Médio Caquetá (Amazônia Colombiana)</text:p>
          </table:table-cell>
          <table:table-cell office:value-type="string" calcext:value-type="string">
            <text:p>Indígena – Muinane</text:p>
          </table:table-cell>
          <table:table-cell office:value-type="string" calcext:value-type="string">
            <text:p>Villazul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table:style-name="ce17" office:value-type="float" office:value="12" calcext:value-type="float">
            <text:p>12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Perales et al. (2003)</text:p>
          </table:table-cell>
          <table:table-cell office:value-type="string" calcext:value-type="string">
            <text:p>Amecameca and Cuautla Valleys (Mexico)</text:p>
          </table:table-cell>
          <table:table-cell table:style-name="ce6" office:value-type="string" calcext:value-type="string">
            <text:p>null</text:p>
          </table:table-cell>
          <table:table-cell office:value-type="string" calcext:value-type="string">
            <text:p>Tlaltetelco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1.8" calcext:value-type="float">
            <text:p>1,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Perales et al. (2003)</text:p>
          </table:table-cell>
          <table:table-cell office:value-type="string" calcext:value-type="string">
            <text:p>Amecameca and Cuautla Valleys (Mexico)</text:p>
          </table:table-cell>
          <table:table-cell table:style-name="ce6" office:value-type="string" calcext:value-type="string">
            <text:p>null</text:p>
          </table:table-cell>
          <table:table-cell office:value-type="string" calcext:value-type="string">
            <text:p>Ayapango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1.6" calcext:value-type="float">
            <text:p>1,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Perales et al. (2003)</text:p>
          </table:table-cell>
          <table:table-cell office:value-type="string" calcext:value-type="string">
            <text:p>Amecameca and Cuautla Valleys (Mexico)</text:p>
          </table:table-cell>
          <table:table-cell table:style-name="ce6" office:value-type="string" calcext:value-type="string">
            <text:p>null</text:p>
          </table:table-cell>
          <table:table-cell office:value-type="string" calcext:value-type="string">
            <text:p>Tecajec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995" calcext:value-type="float">
            <text:p>1995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1.5" calcext:value-type="float">
            <text:p>1,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Perales et al. (2003)</text:p>
          </table:table-cell>
          <table:table-cell office:value-type="string" calcext:value-type="string">
            <text:p>Amecameca and Cuautla Valleys (Mexico)</text:p>
          </table:table-cell>
          <table:table-cell table:style-name="ce6" office:value-type="string" calcext:value-type="string">
            <text:p>null</text:p>
          </table:table-cell>
          <table:table-cell office:value-type="string" calcext:value-type="string">
            <text:p>Lopez Mateos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1.4" calcext:value-type="float">
            <text:p>1,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Perales et al. (2005)</text:p>
          </table:table-cell>
          <table:table-cell office:value-type="string" calcext:value-type="string">
            <text:p>Tzotzil of Chamula (Chiapas, México)</text:p>
          </table:table-cell>
          <table:table-cell office:value-type="string" calcext:value-type="string">
            <text:p>Indígena – Tzotzil (Maya)</text:p>
          </table:table-cell>
          <table:table-cell office:value-type="string" calcext:value-type="string">
            <text:p>Los Ranchos, Tentic, El Crucero, Pozuelos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table:style-name="ce17" office:value-type="float" office:value="2.2" calcext:value-type="float">
            <text:p>2,2</text:p>
          </table:table-cell>
          <table:table-cell table:style-name="ce17" office:value-type="float" office:value="0.2" calcext:value-type="float">
            <text:p>0,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Perales et al. (2005)</text:p>
          </table:table-cell>
          <table:table-cell office:value-type="string" calcext:value-type="string">
            <text:p>Tzeltal of Oxchuc (Chiapas, México)</text:p>
          </table:table-cell>
          <table:table-cell office:value-type="string" calcext:value-type="string">
            <text:p>Indígena – Tzetal (Maya)</text:p>
          </table:table-cell>
          <table:table-cell office:value-type="string" calcext:value-type="string">
            <text:p>Pacbilna, El Retiro, Piedra Escrita, Tushaquilja, Rancho del Cura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1.9" calcext:value-type="float">
            <text:p>1,9</text:p>
          </table:table-cell>
          <table:table-cell table:style-name="ce17" office:value-type="float" office:value="0.2" calcext:value-type="float">
            <text:p>0,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Nova Samari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4.3" calcext:value-type="float">
            <text:p>4,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Nova Colômbi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4.2" calcext:value-type="float">
            <text:p>4,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Mariran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4" calcext:value-type="float">
            <text:p>4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Jarauá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table:style-name="ce17" office:value-type="float" office:value="3.1" calcext:value-type="float">
            <text:p>3,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Boa Vista do Calafat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2.6" calcext:value-type="float">
            <text:p>2,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São Paulo do Coraci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2.5" calcext:value-type="float">
            <text:p>2,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Boa Esperança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2.1" calcext:value-type="float">
            <text:p>2,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Monte Sinai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2.1" calcext:value-type="float">
            <text:p>2,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Vila Alenca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2" calcext:value-type="float">
            <text:p>2,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Nova Olinda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1.9" calcext:value-type="float">
            <text:p>1,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Aiucá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table:style-name="ce17" office:value-type="float" office:value="1.9" calcext:value-type="float">
            <text:p>1,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table:style-name="ce3" office:value-type="string" calcext:value-type="string">
            <text:p>São João do Ipecaçu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1.3" calcext:value-type="float">
            <text:p>1,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roni (2004) e Emperaire e Peroni (2007)</text:p>
          </table:table-cell>
          <table:table-cell office:value-type="string" calcext:value-type="string">
            <text:p>Litoral Sul São Paulo</text:p>
          </table:table-cell>
          <table:table-cell office:value-type="string" calcext:value-type="string">
            <text:p>População Tradicional – Caiçara</text:p>
          </table:table-cell>
          <table:table-cell office:value-type="string" calcext:value-type="string">
            <text:p>6 Cananéia, 7 Ilha Comprida, 4 Iguape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2001" calcext:value-type="float">
            <text:p>2001</text:p>
          </table:table-cell>
          <table:table-cell office:value-type="float" office:value="58" calcext:value-type="float">
            <text:p>58</text:p>
          </table:table-cell>
          <table:table-cell table:style-name="ce17" office:value-type="float" office:value="7" calcext:value-type="float">
            <text:p>7,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roni (2004) e Emperaire e Peroni (2007)</text:p>
          </table:table-cell>
          <table:table-cell office:value-type="string" calcext:value-type="string">
            <text:p>Litoral Norte São Paulo</text:p>
          </table:table-cell>
          <table:table-cell office:value-type="string" calcext:value-type="string">
            <text:p>População Tradicional – Caiçara</text:p>
          </table:table-cell>
          <table:table-cell office:value-type="string" calcext:value-type="string">
            <text:p>Ubatuba, São Sebastião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2001" calcext:value-type="float">
            <text:p>2001</text:p>
          </table:table-cell>
          <table:table-cell office:value-type="float" office:value="53" calcext:value-type="float">
            <text:p>53</text:p>
          </table:table-cell>
          <table:table-cell table:style-name="ce17" office:value-type="float" office:value="6.8" calcext:value-type="float">
            <text:p>6,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e Alto Rio Negro</text:p>
          </table:table-cell>
          <table:table-cell office:value-type="string" calcext:value-type="string">
            <text:p>Indígena – Pluriétnico</text:p>
          </table:table-cell>
          <table:table-cell office:value-type="string" calcext:value-type="string">
            <text:p>Tapereira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995" calcext:value-type="float">
            <text:p>1995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e Alto Rio Negro</text:p>
          </table:table-cell>
          <table:table-cell office:value-type="string" calcext:value-type="string">
            <text:p>Indígena - Baniwa</text:p>
          </table:table-cell>
          <table:table-cell office:value-type="string" calcext:value-type="string">
            <text:p>Tucumã- Rupitá, Juivitera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995" calcext:value-type="float">
            <text:p>199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e Alto Rio Negro</text:p>
          </table:table-cell>
          <table:table-cell office:value-type="string" calcext:value-type="string">
            <text:p>Indígena – Baré</text:p>
          </table:table-cell>
          <table:table-cell office:value-type="string" calcext:value-type="string">
            <text:p>Tabocal dos Pereira, Iábi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1995" calcext:value-type="float">
            <text:p>199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e Alto Rio Negro</text:p>
          </table:table-cell>
          <table:table-cell office:value-type="string" calcext:value-type="string">
            <text:p>Indígena – Tukano</text:p>
          </table:table-cell>
          <table:table-cell office:value-type="string" calcext:value-type="string">
            <text:p>Iauareté, Loiro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995" calcext:value-type="float">
            <text:p>1995</text:p>
          </table:table-cell>
          <table:table-cell office:value-type="float" office:value="89" calcext:value-type="float">
            <text:p>89</text:p>
          </table:table-cell>
          <table:table-cell table:style-name="ce17" office:value-type="float" office:value="19" calcext:value-type="float">
            <text:p>19,0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e Alto Rio Negro</text:p>
          </table:table-cell>
          <table:table-cell office:value-type="string" calcext:value-type="string">
            <text:p>Indígena – Pluriétnico</text:p>
          </table:table-cell>
          <table:table-cell office:value-type="string" calcext:value-type="string">
            <text:p>São Gabriel da Cachoeira</text:p>
          </table:table-cell>
          <table:table-cell table:style-name="ce10" office:value-type="float" office:value="7" calcext:value-type="float">
            <text:p>7</text:p>
          </table:table-cell>
          <table:table-cell table:style-name="ce12" office:value-type="float" office:value="1995" calcext:value-type="float">
            <text:p>1995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Amazonas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Rio Maués-Açu</text:p>
          </table:table-cell>
          <table:table-cell table:style-name="ce10" office:value-type="float" office:value="15" calcext:value-type="float">
            <text:p>15</text:p>
          </table:table-cell>
          <table:table-cell table:style-name="ce12" office:value-type="float" office:value="1995" calcext:value-type="float">
            <text:p>199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Amazonia Oriental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Rio Xingu</text:p>
          </table:table-cell>
          <table:table-cell office:value-type="float" office:value="26" calcext:value-type="float">
            <text:p>26</text:p>
          </table:table-cell>
          <table:table-cell table:style-name="ce12" office:value-type="float" office:value="1995" calcext:value-type="float">
            <text:p>199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Amazonas</text:p>
          </table:table-cell>
          <table:table-cell office:value-type="string" calcext:value-type="string">
            <text:p>Indígena – Satéré-Mawé</text:p>
          </table:table-cell>
          <table:table-cell office:value-type="string" calcext:value-type="string">
            <text:p>Rio Marau</text:p>
          </table:table-cell>
          <table:table-cell table:style-name="ce10" office:value-type="float" office:value="16" calcext:value-type="float">
            <text:p>16</text:p>
          </table:table-cell>
          <table:table-cell table:style-name="ce12"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Sudoeste Amazônia</text:p>
          </table:table-cell>
          <table:table-cell office:value-type="string" calcext:value-type="string">
            <text:p>População Tradicional – Seringueiros</text:p>
          </table:table-cell>
          <table:table-cell office:value-type="string" calcext:value-type="string">
            <text:p>Rio Juruá</text:p>
          </table:table-cell>
          <table:table-cell office:value-type="float" office:value="29" calcext:value-type="float">
            <text:p>29</text:p>
          </table:table-cell>
          <table:table-cell table:style-name="ce12"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Pita Duque (2010) 1</text:p>
          </table:table-cell>
          <table:table-cell office:value-type="string" calcext:value-type="string">
            <text:p>Atzalan, Puebla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1 localidad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2.6" calcext:value-type="float">
            <text:p>2,6</text:p>
          </table:table-cell>
          <table:table-cell table:style-name="ce17" office:value-type="float" office:value="0.2" calcext:value-type="float">
            <text:p>0,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Pita Duque (2010) 1</text:p>
          </table:table-cell>
          <table:table-cell office:value-type="string" calcext:value-type="string">
            <text:p>Ozolco, Puebla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1 localidad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2.3" calcext:value-type="float">
            <text:p>2,3</text:p>
          </table:table-cell>
          <table:table-cell table:style-name="ce17" office:value-type="float" office:value="0.1" calcext:value-type="float">
            <text:p>0,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Pita Duque (2010) 1</text:p>
          </table:table-cell>
          <table:table-cell office:value-type="string" calcext:value-type="string">
            <text:p>Xalitantla, Puebla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1 localidad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2.1" calcext:value-type="float">
            <text:p>2,1</text:p>
          </table:table-cell>
          <table:table-cell table:style-name="ce17" office:value-type="float" office:value="0.2" calcext:value-type="float">
            <text:p>0,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Pita Duque (2010) 1</text:p>
          </table:table-cell>
          <table:table-cell office:value-type="string" calcext:value-type="string">
            <text:p>San Nicolas, Puebla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1 localidad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2.1" calcext:value-type="float">
            <text:p>2,1</text:p>
          </table:table-cell>
          <table:table-cell table:style-name="ce17" office:value-type="float" office:value="0.2" calcext:value-type="float">
            <text:p>0,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Pita Duque (2010) 1</text:p>
          </table:table-cell>
          <table:table-cell office:value-type="string" calcext:value-type="string">
            <text:p>Calpan, Puebla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1 localidad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2.1" calcext:value-type="float">
            <text:p>2,1</text:p>
          </table:table-cell>
          <table:table-cell table:style-name="ce17" office:value-type="float" office:value="0.2" calcext:value-type="float">
            <text:p>0,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ujol et al. (2007)</text:p>
          </table:table-cell>
          <table:table-cell office:value-type="string" calcext:value-type="string">
            <text:p>Nordeste Guiana Francesa</text:p>
          </table:table-cell>
          <table:table-cell office:value-type="string" calcext:value-type="string">
            <text:p>Indígena – Palikur</text:p>
          </table:table-cell>
          <table:table-cell office:value-type="string" calcext:value-type="string">
            <text:p>St. Georges de l’Oyapock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float" office:value="5.75" calcext:value-type="float">
            <text:p>5,7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ujol et al. (2007)</text:p>
          </table:table-cell>
          <table:table-cell office:value-type="string" calcext:value-type="string">
            <text:p>Nordeste Guiana Francesa</text:p>
          </table:table-cell>
          <table:table-cell office:value-type="string" calcext:value-type="string">
            <text:p>Indígena – Palikur</text:p>
          </table:table-cell>
          <table:table-cell office:value-type="string" calcext:value-type="string">
            <text:p>St. Georges de l’Oyapock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Quiroz et al. (1990)</text:p>
          </table:table-cell>
          <table:table-cell office:value-type="string" calcext:value-type="string">
            <text:p>Paucartambo, Cuzco (Andes Peruano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quepata, Sipascancha Alia, Mollomarca, Carpapampa e Moqopata Ali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87" calcext:value-type="float">
            <text:p>1987</text:p>
          </table:table-cell>
          <table:table-cell office:value-type="float" office:value="100" calcext:value-type="float">
            <text:p>100</text:p>
          </table:table-cell>
          <table:table-cell office:value-type="float" office:value="17.1" calcext:value-type="float">
            <text:p>17,1</text:p>
          </table:table-cell>
          <table:table-cell office:value-type="float" office:value="9.9" calcext:value-type="float">
            <text:p>9,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Ramos et al. (2011)</text:p>
          </table:table-cell>
          <table:table-cell office:value-type="string" calcext:value-type="string">
            <text:p>Cáceres (Sudoeste Mato Grosso)</text:p>
          </table:table-cell>
          <table:table-cell table:style-name="ce6" office:value-type="string" calcext:value-type="string">
            <text:p>null</text:p>
          </table:table-cell>
          <table:table-cell office:value-type="string" calcext:value-type="string">
            <text:p>Facão</text:p>
          </table:table-cell>
          <table:table-cell office:value-type="float" office:value="22" calcext:value-type="float">
            <text:p>22</text:p>
          </table:table-cell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Ramos et al. (2011)</text:p>
          </table:table-cell>
          <table:table-cell office:value-type="string" calcext:value-type="string">
            <text:p>Cáceres (Sudoeste Mato Grosso)</text:p>
          </table:table-cell>
          <table:table-cell table:style-name="ce6" office:value-type="string" calcext:value-type="string">
            <text:p>null</text:p>
          </table:table-cell>
          <table:table-cell office:value-type="string" calcext:value-type="string">
            <text:p>Porto Limão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Rice et al. (1998) e Rice et al. (1997)</text:p>
          </table:table-cell>
          <table:table-cell office:value-type="string" calcext:value-type="string">
            <text:p>Sierra de Santa Marta, Veracruz (Mexico)</text:p>
          </table:table-cell>
          <table:table-cell office:value-type="string" calcext:value-type="string">
            <text:p>Indígena – Popoluca</text:p>
          </table:table-cell>
          <table:table-cell table:style-name="ce3" office:value-type="string" calcext:value-type="string">
            <text:p>Soteapan and Ocotal Chico</text:p>
          </table:table-cell>
          <table:table-cell table:style-name="ce10" office:value-type="float" office:value="16" calcext:value-type="float">
            <text:p>16</text:p>
          </table:table-cell>
          <table:table-cell table:style-name="ce13" office:value-type="float" office:value="1994" calcext:value-type="float">
            <text:p>1994</text:p>
          </table:table-cell>
          <table:table-cell table:style-name="ce11" office:value-type="float" office:value="25" calcext:value-type="float">
            <text:p>25</text:p>
          </table:table-cell>
          <table:table-cell table:style-name="ce17" office:value-type="float" office:value="4.8" calcext:value-type="float">
            <text:p>4,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Rice et al. (1998) e Rice et al. (1997)</text:p>
          </table:table-cell>
          <table:table-cell office:value-type="string" calcext:value-type="string">
            <text:p>Sierra de Santa Marta, Veracruz (Mexico)</text:p>
          </table:table-cell>
          <table:table-cell office:value-type="string" calcext:value-type="string">
            <text:p>Indígena – Popoluca</text:p>
          </table:table-cell>
          <table:table-cell table:style-name="ce3" office:value-type="string" calcext:value-type="string">
            <text:p>Soteapan and Ocotal Chico</text:p>
          </table:table-cell>
          <table:table-cell table:style-name="ce10" office:value-type="float" office:value="16" calcext:value-type="float">
            <text:p>16</text:p>
          </table:table-cell>
          <table:table-cell table:style-name="ce13" office:value-type="float" office:value="1995" calcext:value-type="float">
            <text:p>1995</text:p>
          </table:table-cell>
          <table:table-cell table:style-name="ce11" office:value-type="float" office:value="25" calcext:value-type="float">
            <text:p>25</text:p>
          </table:table-cell>
          <table:table-cell table:style-name="ce17" office:value-type="float" office:value="4.2" calcext:value-type="float">
            <text:p>4,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Rice et al. (1998) e Rice et al. (1997)</text:p>
          </table:table-cell>
          <table:table-cell office:value-type="string" calcext:value-type="string">
            <text:p>Sierra de Santa Marta, Veracruz (Mexico)</text:p>
          </table:table-cell>
          <table:table-cell office:value-type="string" calcext:value-type="string">
            <text:p>Indígena – Popoluca</text:p>
          </table:table-cell>
          <table:table-cell table:style-name="ce3" office:value-type="string" calcext:value-type="string">
            <text:p>Soteapan and Ocotal Chico</text:p>
          </table:table-cell>
          <table:table-cell table:style-name="ce10" office:value-type="float" office:value="16" calcext:value-type="float">
            <text:p>16</text:p>
          </table:table-cell>
          <table:table-cell table:style-name="ce13" office:value-type="float" office:value="1996" calcext:value-type="float">
            <text:p>1996</text:p>
          </table:table-cell>
          <table:table-cell table:style-name="ce11" office:value-type="float" office:value="20" calcext:value-type="float">
            <text:p>20</text:p>
          </table:table-cell>
          <table:table-cell table:style-name="ce17" office:value-type="float" office:value="3.9" calcext:value-type="float">
            <text:p>3,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Rice et al. (1998) e Rice et al. (1997)</text:p>
          </table:table-cell>
          <table:table-cell office:value-type="string" calcext:value-type="string">
            <text:p>Sierra de Santa Marta, Veracruz (Mexico)</text:p>
          </table:table-cell>
          <table:table-cell office:value-type="string" calcext:value-type="string">
            <text:p>Indígena – Popoluca</text:p>
          </table:table-cell>
          <table:table-cell table:style-name="ce3" office:value-type="string" calcext:value-type="string">
            <text:p>Soteapan and Ocotal Chico</text:p>
          </table:table-cell>
          <table:table-cell table:style-name="ce10" office:value-type="float" office:value="16" calcext:value-type="float">
            <text:p>16</text:p>
          </table:table-cell>
          <table:table-cell table:style-name="ce13" office:value-type="float" office:value="1995" calcext:value-type="float">
            <text:p>1995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1.8" calcext:value-type="float">
            <text:p>1,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Rice et al. (1998) e Rice et al. (1997)</text:p>
          </table:table-cell>
          <table:table-cell office:value-type="string" calcext:value-type="string">
            <text:p>Sierra de Santa Marta, Veracruz (Mexico)</text:p>
          </table:table-cell>
          <table:table-cell office:value-type="string" calcext:value-type="string">
            <text:p>Indígena – Popoluca</text:p>
          </table:table-cell>
          <table:table-cell table:style-name="ce3" office:value-type="string" calcext:value-type="string">
            <text:p>Soteapan and Ocotal Chico</text:p>
          </table:table-cell>
          <table:table-cell table:style-name="ce10" office:value-type="float" office:value="16" calcext:value-type="float">
            <text:p>16</text:p>
          </table:table-cell>
          <table:table-cell table:style-name="ce13" office:value-type="float" office:value="1996" calcext:value-type="float">
            <text:p>1996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1.5" calcext:value-type="float">
            <text:p>1,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Rice et al. (1998) e Rice et al. (1997)</text:p>
          </table:table-cell>
          <table:table-cell office:value-type="string" calcext:value-type="string">
            <text:p>Sierra de Santa Marta, Veracruz (Mexico)</text:p>
          </table:table-cell>
          <table:table-cell office:value-type="string" calcext:value-type="string">
            <text:p>Indígena – Popoluca</text:p>
          </table:table-cell>
          <table:table-cell table:style-name="ce3" office:value-type="string" calcext:value-type="string">
            <text:p>Soteapan and Ocotal Chico</text:p>
          </table:table-cell>
          <table:table-cell table:style-name="ce10" office:value-type="float" office:value="16" calcext:value-type="float">
            <text:p>16</text:p>
          </table:table-cell>
          <table:table-cell table:style-name="ce13" office:value-type="float" office:value="1994" calcext:value-type="float">
            <text:p>1994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1.1" calcext:value-type="float">
            <text:p>1,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Salick et al. (1997)</text:p>
          </table:table-cell>
          <table:table-cell office:value-type="string" calcext:value-type="string">
            <text:p>Vale Rio Palcazu (Amazonia Peruana)</text:p>
          </table:table-cell>
          <table:table-cell office:value-type="string" calcext:value-type="string">
            <text:p>Indígena – Amuesha</text:p>
          </table:table-cell>
          <table:table-cell office:value-type="string" calcext:value-type="string">
            <text:p>16 Comunidades Amuesha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null</text:p>
          </table:table-cell>
          <table:table-cell table:style-name="ce17" office:value-type="float" office:value="5.9" calcext:value-type="float">
            <text:p>5,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Smale et al. (1999) 1</text:p>
          </table:table-cell>
          <table:table-cell office:value-type="string" calcext:value-type="string">
            <text:p>san Lorenzo, Oaxaca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997" calcext:value-type="float">
            <text:p>1997</text:p>
          </table:table-cell>
          <table:table-cell table:style-name="ce11" office:value-type="string" calcext:value-type="string">
            <text:p>null</text:p>
          </table:table-cell>
          <table:table-cell table:style-name="ce18" office:value-type="float" office:value="2.1" calcext:value-type="float">
            <text:p>2,1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Smale et al. (1999) 1</text:p>
          </table:table-cell>
          <table:table-cell office:value-type="string" calcext:value-type="string">
            <text:p>Santa Ana, Oaxaca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997" calcext:value-type="float">
            <text:p>1997</text:p>
          </table:table-cell>
          <table:table-cell table:style-name="ce11" office:value-type="string" calcext:value-type="string">
            <text:p>null</text:p>
          </table:table-cell>
          <table:table-cell table:style-name="ce18" office:value-type="float" office:value="2" calcext:value-type="float">
            <text:p>2,0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Smale et al. (1999) 1</text:p>
          </table:table-cell>
          <table:table-cell office:value-type="string" calcext:value-type="string">
            <text:p>Huitzon, Oaxaca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997" calcext:value-type="float">
            <text:p>1997</text:p>
          </table:table-cell>
          <table:table-cell table:style-name="ce11" office:value-type="string" calcext:value-type="string">
            <text:p>null</text:p>
          </table:table-cell>
          <table:table-cell table:style-name="ce18" office:value-type="float" office:value="1.3" calcext:value-type="float">
            <text:p>1,3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Smale et al. (1999) 1</text:p>
          </table:table-cell>
          <table:table-cell office:value-type="string" calcext:value-type="string">
            <text:p>Mazaltepec, Oaxaca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997" calcext:value-type="float">
            <text:p>1997</text:p>
          </table:table-cell>
          <table:table-cell table:style-name="ce11" office:value-type="string" calcext:value-type="string">
            <text:p>null</text:p>
          </table:table-cell>
          <table:table-cell table:style-name="ce18" office:value-type="float" office:value="1.2" calcext:value-type="float">
            <text:p>1,2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Smale et al. (1999) 1</text:p>
          </table:table-cell>
          <table:table-cell office:value-type="string" calcext:value-type="string">
            <text:p>Valdeflores, Oaxaca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997" calcext:value-type="float">
            <text:p>1997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1" calcext:value-type="float">
            <text:p>1,1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Smale et al. (1999) 1</text:p>
          </table:table-cell>
          <table:table-cell office:value-type="string" calcext:value-type="string">
            <text:p>Amatengo, Oaxaca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997" calcext:value-type="float">
            <text:p>1997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1" calcext:value-type="float">
            <text:p>1,1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Snively-Martínez (2009) 1</text:p>
          </table:table-cell>
          <table:table-cell office:value-type="string" calcext:value-type="string">
            <text:p>Pichataro, Michoacan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Default" office:value-type="string" calcext:value-type="string">
            <text:p>Steinberg e Taylor (2009) 1</text:p>
          </table:table-cell>
          <table:table-cell office:value-type="string" calcext:value-type="string">
            <text:p>Sierra, Chuchumatanes, Guatema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 localidades</text:p>
          </table:table-cell>
          <table:table-cell office:value-type="float" office:value="35" calcext:value-type="float">
            <text:p>35</text:p>
          </table:table-cell>
          <table:table-cell table:style-name="ce12" office:value-type="float" office:value="2006" calcext:value-type="float">
            <text:p>2006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2.6" calcext:value-type="float">
            <text:p>2,6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Tamaquiza et al. (2017)</text:p>
          </table:table-cell>
          <table:table-cell office:value-type="string" calcext:value-type="string">
            <text:p>Quero and Ambato cantons (Ecuador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uñachisag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11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Tamaquiza et al. (2017)</text:p>
          </table:table-cell>
          <table:table-cell office:value-type="string" calcext:value-type="string">
            <text:p>Quero and Ambato cantons (Ecuador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atug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table:number-columns-repeated="4" table:style-name="ce11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Tuxill (2004) 1</text:p>
          </table:table-cell>
          <table:table-cell office:value-type="string" calcext:value-type="string">
            <text:p>Yaxcaba, Yucatan</text:p>
          </table:table-cell>
          <table:table-cell office:value-type="string" calcext:value-type="string">
            <text:p>null</text:p>
          </table:table-cell>
          <table:table-cell table:style-name="ce3" office:value-type="string" calcext:value-type="string">
            <text:p>1 localidade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2001" calcext:value-type="float">
            <text:p>2001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2.6" calcext:value-type="float">
            <text:p>2,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Van Dusen and Taylor (2005) 1</text:p>
          </table:table-cell>
          <table:table-cell office:value-type="string" calcext:value-type="string">
            <text:p>Sierra Norte, Pueb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 localidades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1999" calcext:value-type="float">
            <text:p>1999</text:p>
          </table:table-cell>
          <table:table-cell table:style-name="ce11" office:value-type="string" calcext:value-type="string">
            <text:p>null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Winter et al. (2005)</text:p>
          </table:table-cell>
          <table:table-cell office:value-type="string" calcext:value-type="string">
            <text:p>San Miguel Province (Cajamarca, norte Peru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 Comunidades</text:p>
          </table:table-cell>
          <table:table-cell table:style-name="ce10" office:value-type="float" office:value="486" calcext:value-type="float">
            <text:p>486</text:p>
          </table:table-cell>
          <table:table-cell table:style-name="ce10" office:value-type="float" office:value="1999" calcext:value-type="float">
            <text:p>1999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3.1" calcext:value-type="float">
            <text:p>3,1</text:p>
          </table:table-cell>
          <table:table-cell table:style-name="ce17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38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istograma_VARporUD" table:style-name="ta1">
        <table:table-column table:style-name="co1" table:default-cell-style-name="ce19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variedades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speci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uputie et al, 200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uputie et al, 200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uputie et al, 200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uputie et al, 200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uputie et al, 200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uputie et al, 200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uputie et al, 200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uputie et al, 200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uputie et al, 200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uputie et al, 200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chetti et al, 2013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ias et al, 2000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ser et al, 2012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wa et al, 2013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ick et al., 1997</text:p>
          </table:table-cell>
          <table:table-cell table:style-name="ce10" office:value-type="float" office:value="1986" calcext:value-type="float">
            <text:p>198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jol et al, 2007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jol et al, 2007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jol et al, 2007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jol et al, 2007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jol et al, 2007. 2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jol et al, 2007. 2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jol et al, 2007. 2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jol et al, 2007. 2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os et al. (2011). Duas Comunida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Quiroz et al. (1990)</text:p>
          </table:table-cell>
          <table:table-cell table:style-name="ce10" office:value-type="float" office:value="1987" calcext:value-type="float">
            <text:p>1987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Quiroz et al. (1990)</text:p>
          </table:table-cell>
          <table:table-cell table:style-name="ce10" office:value-type="float" office:value="1987" calcext:value-type="float">
            <text:p>1987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Quiroz et al. (1990)</text:p>
          </table:table-cell>
          <table:table-cell table:style-name="ce10" office:value-type="float" office:value="1987" calcext:value-type="float">
            <text:p>1987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Quiroz et al. (1990)</text:p>
          </table:table-cell>
          <table:table-cell table:style-name="ce10" office:value-type="float" office:value="1987" calcext:value-type="float">
            <text:p>1987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Quiroz et al. (1990)</text:p>
          </table:table-cell>
          <table:table-cell table:style-name="ce10" office:value-type="float" office:value="1987" calcext:value-type="float">
            <text:p>1987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Quiroz et al. (1990)</text:p>
          </table:table-cell>
          <table:table-cell table:style-name="ce10" office:value-type="float" office:value="1987" calcext:value-type="float">
            <text:p>1987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Quiroz et al. (1990)</text:p>
          </table:table-cell>
          <table:table-cell table:style-name="ce10" office:value-type="float" office:value="1987" calcext:value-type="float">
            <text:p>1987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Quiroz et al. (1990)</text:p>
          </table:table-cell>
          <table:table-cell table:style-name="ce10" office:value-type="float" office:value="1987" calcext:value-type="float">
            <text:p>1987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Quiroz et al. (1990)</text:p>
          </table:table-cell>
          <table:table-cell table:style-name="ce10" office:value-type="float" office:value="1987" calcext:value-type="float">
            <text:p>1987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Quiroz et al. (1990)</text:p>
          </table:table-cell>
          <table:table-cell table:style-name="ce10" office:value-type="float" office:value="1987" calcext:value-type="float">
            <text:p>1987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ush et al. (1981)</text:p>
          </table:table-cell>
          <table:table-cell table:style-name="ce10" office:value-type="float" office:value="1979" calcext:value-type="float">
            <text:p>197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rush et al. (1981)</text:p>
          </table:table-cell>
          <table:table-cell table:style-name="ce10" office:value-type="float" office:value="1979" calcext:value-type="float">
            <text:p>197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ush et al. (1981)</text:p>
          </table:table-cell>
          <table:table-cell table:style-name="ce10" office:value-type="float" office:value="1979" calcext:value-type="float">
            <text:p>197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ush et al. (1981)</text:p>
          </table:table-cell>
          <table:table-cell table:style-name="ce10" office:value-type="float" office:value="1979" calcext:value-type="float">
            <text:p>197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ush et al. (1981)</text:p>
          </table:table-cell>
          <table:table-cell table:style-name="ce10" office:value-type="float" office:value="1979" calcext:value-type="float">
            <text:p>197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ush et al. (1981)</text:p>
          </table:table-cell>
          <table:table-cell table:style-name="ce10" office:value-type="float" office:value="1979" calcext:value-type="float">
            <text:p>197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ush et al. (1981)</text:p>
          </table:table-cell>
          <table:table-cell table:style-name="ce10" office:value-type="float" office:value="1979" calcext:value-type="float">
            <text:p>197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ush et al. (1981)</text:p>
          </table:table-cell>
          <table:table-cell table:style-name="ce10" office:value-type="float" office:value="1979" calcext:value-type="float">
            <text:p>197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ush et al. (1981)</text:p>
          </table:table-cell>
          <table:table-cell table:style-name="ce10" office:value-type="float" office:value="1979" calcext:value-type="float">
            <text:p>197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ush et al. (1981)</text:p>
          </table:table-cell>
          <table:table-cell table:style-name="ce10" office:value-type="float" office:value="1979" calcext:value-type="float">
            <text:p>197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et al. (2005)</text:p>
          </table:table-cell>
          <table:table-cell table:style-name="ce10" office:value-type="float" office:value="1999" calcext:value-type="float">
            <text:p>1999</text:p>
          </table:table-cell>
          <table:table-cell office:value-type="string" calcext:value-type="string">
            <text:p>Batata</text:p>
          </table:table-cell>
        </table:table-row>
        <table:table-row table:style-name="ro1" table:number-rows-repeated="10476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istograma_UDporVAR_Normalizado" table:style-name="ta1">
        <table:table-column table:style-name="co1" table:default-cell-style-name="ce20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D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specie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Chamber e Momsen (2007), Mounta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314" calcext:value-type="float">
            <text:p>0,314</text:p>
          </table:table-cell>
          <table:table-cell office:value-type="string" calcext:value-type="string">
            <text:p>Chamber e Momsen (2007), Mounta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229" calcext:value-type="float">
            <text:p>0,229</text:p>
          </table:table-cell>
          <table:table-cell office:value-type="string" calcext:value-type="string">
            <text:p>Chamber e Momsen (2007), Mounta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Chamber e Momsen (2007), Mounta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string" calcext:value-type="string">
            <text:p>Chamber e Momsen (2007), Mounta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string" calcext:value-type="string">
            <text:p>Chamber e Momsen (2007), Mounta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Chamber e Momsen (2007), Mounta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Chamber e Momsen (2007), Mounta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914" calcext:value-type="float">
            <text:p>0,914</text:p>
          </table:table-cell>
          <table:table-cell office:value-type="string" calcext:value-type="string">
            <text:p>Chamber e Momsen (2007), Valle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43" calcext:value-type="float">
            <text:p>0,143</text:p>
          </table:table-cell>
          <table:table-cell office:value-type="string" calcext:value-type="string">
            <text:p>Chamber e Momsen (2007), Valle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14" calcext:value-type="float">
            <text:p>0,114</text:p>
          </table:table-cell>
          <table:table-cell office:value-type="string" calcext:value-type="string">
            <text:p>Chamber e Momsen (2007), Valle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string" calcext:value-type="string">
            <text:p>Chamber e Momsen (2007), Valle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string" calcext:value-type="string">
            <text:p>Chamber e Momsen (2007), Valle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Chamber e Momsen (2007), Valle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886" calcext:value-type="float">
            <text:p>0,886</text:p>
          </table:table-cell>
          <table:table-cell office:value-type="string" calcext:value-type="string">
            <text:p>Chamber e Momsen (2007), Me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Chamber e Momsen (2007), Me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343" calcext:value-type="float">
            <text:p>0,343</text:p>
          </table:table-cell>
          <table:table-cell office:value-type="string" calcext:value-type="string">
            <text:p>Chamber e Momsen (2007), Me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314" calcext:value-type="float">
            <text:p>0,314</text:p>
          </table:table-cell>
          <table:table-cell office:value-type="string" calcext:value-type="string">
            <text:p>Chamber e Momsen (2007), Me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string" calcext:value-type="string">
            <text:p>Chamber e Momsen (2007), Me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14" calcext:value-type="float">
            <text:p>0,114</text:p>
          </table:table-cell>
          <table:table-cell office:value-type="string" calcext:value-type="string">
            <text:p>Chamber e Momsen (2007), Me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Chamber e Momsen (2007), Me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Chamber e Momsen (2007), Me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Chamber e Momsen (2007), Me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886" calcext:value-type="float">
            <text:p>0,886</text:p>
          </table:table-cell>
          <table:table-cell office:value-type="string" calcext:value-type="string">
            <text:p>Chamber e Momsen (2007), Plai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371" calcext:value-type="float">
            <text:p>0,371</text:p>
          </table:table-cell>
          <table:table-cell office:value-type="string" calcext:value-type="string">
            <text:p>Chamber e Momsen (2007), Plai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Chamber e Momsen (2007), Plai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71" calcext:value-type="float">
            <text:p>0,171</text:p>
          </table:table-cell>
          <table:table-cell office:value-type="string" calcext:value-type="string">
            <text:p>Chamber e Momsen (2007), Plai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string" calcext:value-type="string">
            <text:p>Chamber e Momsen (2007), Plai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string" calcext:value-type="string">
            <text:p>Chamber e Momsen (2007), Plai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57" calcext:value-type="float">
            <text:p>0,057</text:p>
          </table:table-cell>
          <table:table-cell office:value-type="string" calcext:value-type="string">
            <text:p>Chamber e Momsen (2007), Plai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57" calcext:value-type="float">
            <text:p>0,057</text:p>
          </table:table-cell>
          <table:table-cell office:value-type="string" calcext:value-type="string">
            <text:p>Chamber e Momsen (2007), Plai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57" calcext:value-type="float">
            <text:p>0,057</text:p>
          </table:table-cell>
          <table:table-cell office:value-type="string" calcext:value-type="string">
            <text:p>Chamber e Momsen (2007), Plai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Chamber e Momsen (2007), Plai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574" calcext:value-type="float">
            <text:p>0,574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492" calcext:value-type="float">
            <text:p>0,492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295" calcext:value-type="float">
            <text:p>0,295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48" calcext:value-type="float">
            <text:p>0,148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15" calcext:value-type="float">
            <text:p>0,115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15" calcext:value-type="float">
            <text:p>0,115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98" calcext:value-type="float">
            <text:p>0,098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98" calcext:value-type="float">
            <text:p>0,098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98" calcext:value-type="float">
            <text:p>0,098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66" calcext:value-type="float">
            <text:p>0,066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49" calcext:value-type="float">
            <text:p>0,049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49" calcext:value-type="float">
            <text:p>0,049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16" calcext:value-type="float">
            <text:p>0,016</text:p>
          </table:table-cell>
          <table:table-cell office:value-type="string" calcext:value-type="string">
            <text:p>Fenzi et al, (2017), 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535" calcext:value-type="float">
            <text:p>0,535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38" calcext:value-type="float">
            <text:p>0,380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324" calcext:value-type="float">
            <text:p>0,324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31" calcext:value-type="float">
            <text:p>0,310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69" calcext:value-type="float">
            <text:p>0,169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41" calcext:value-type="float">
            <text:p>0,141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27" calcext:value-type="float">
            <text:p>0,127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13" calcext:value-type="float">
            <text:p>0,113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85" calcext:value-type="float">
            <text:p>0,085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85" calcext:value-type="float">
            <text:p>0,085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7" calcext:value-type="float">
            <text:p>0,070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Fenzi et al, (2017),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59" calcext:value-type="float">
            <text:p>0,590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231" calcext:value-type="float">
            <text:p>0,231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231" calcext:value-type="float">
            <text:p>0,231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28" calcext:value-type="float">
            <text:p>0,128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03" calcext:value-type="float">
            <text:p>0,103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03" calcext:value-type="float">
            <text:p>0,103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03" calcext:value-type="float">
            <text:p>0,103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03" calcext:value-type="float">
            <text:p>0,103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51" calcext:value-type="float">
            <text:p>0,051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51" calcext:value-type="float">
            <text:p>0,051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51" calcext:value-type="float">
            <text:p>0,051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51" calcext:value-type="float">
            <text:p>0,051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51" calcext:value-type="float">
            <text:p>0,051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6" calcext:value-type="float">
            <text:p>0,026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6" calcext:value-type="float">
            <text:p>0,026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6" calcext:value-type="float">
            <text:p>0,026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6" calcext:value-type="float">
            <text:p>0,026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6" calcext:value-type="float">
            <text:p>0,026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6" calcext:value-type="float">
            <text:p>0,026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26" calcext:value-type="float">
            <text:p>0,026</text:p>
          </table:table-cell>
          <table:table-cell office:value-type="string" calcext:value-type="string">
            <text:p>Louette (1997)</text:p>
          </table:table-cell>
          <table:table-cell table:style-name="ce10" office:value-type="float" office:value="1989" calcext:value-type="float">
            <text:p>1989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742" calcext:value-type="float">
            <text:p>0,742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742" calcext:value-type="float">
            <text:p>0,742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742" calcext:value-type="float">
            <text:p>0,742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742" calcext:value-type="float">
            <text:p>0,742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742" calcext:value-type="float">
            <text:p>0,742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677" calcext:value-type="float">
            <text:p>0,677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419" calcext:value-type="float">
            <text:p>0,419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29" calcext:value-type="float">
            <text:p>0,129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29" calcext:value-type="float">
            <text:p>0,129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129" calcext:value-type="float">
            <text:p>0,129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97" calcext:value-type="float">
            <text:p>0,097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32" calcext:value-type="float">
            <text:p>0,032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32" calcext:value-type="float">
            <text:p>0,032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32" calcext:value-type="float">
            <text:p>0,032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032" calcext:value-type="float">
            <text:p>0,032</text:p>
          </table:table-cell>
          <table:table-cell office:value-type="string" calcext:value-type="string">
            <text:p>Bellon e Brush (1994)</text:p>
          </table:table-cell>
          <table:table-cell table:style-name="ce10" office:value-type="float" office:value="1988" calcext:value-type="float">
            <text:p>1988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0.38" calcext:value-type="float">
            <text:p>0,380</text:p>
          </table:table-cell>
          <table:table-cell office:value-type="string" calcext:value-type="string">
            <text:p>Tamaquiza et al (2017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17" calcext:value-type="float">
            <text:p>0,170</text:p>
          </table:table-cell>
          <table:table-cell office:value-type="string" calcext:value-type="string">
            <text:p>Tamaquiza et al (2017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06" calcext:value-type="float">
            <text:p>0,060</text:p>
          </table:table-cell>
          <table:table-cell office:value-type="string" calcext:value-type="string">
            <text:p>Tamaquiza et al (2017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05" calcext:value-type="float">
            <text:p>0,050</text:p>
          </table:table-cell>
          <table:table-cell office:value-type="string" calcext:value-type="string">
            <text:p>Tamaquiza et al (2017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02" calcext:value-type="float">
            <text:p>0,020</text:p>
          </table:table-cell>
          <table:table-cell office:value-type="string" calcext:value-type="string">
            <text:p>Tamaquiza et al (2017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02" calcext:value-type="float">
            <text:p>0,020</text:p>
          </table:table-cell>
          <table:table-cell office:value-type="string" calcext:value-type="string">
            <text:p>Tamaquiza et al (2017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02" calcext:value-type="float">
            <text:p>0,020</text:p>
          </table:table-cell>
          <table:table-cell office:value-type="string" calcext:value-type="string">
            <text:p>Tamaquiza et al (2017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02" calcext:value-type="float">
            <text:p>0,020</text:p>
          </table:table-cell>
          <table:table-cell office:value-type="string" calcext:value-type="string">
            <text:p>Tamaquiza et al (2017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Jackson et al (1980)</text:p>
          </table:table-cell>
          <table:table-cell table:style-name="ce10" office:value-type="float" office:value="1978" calcext:value-type="float">
            <text:p>1978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9" calcext:value-type="float">
            <text:p>0,9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9" calcext:value-type="float">
            <text:p>0,9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9" calcext:value-type="float">
            <text:p>0,9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8" calcext:value-type="float">
            <text:p>0,8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8" calcext:value-type="float">
            <text:p>0,8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8" calcext:value-type="float">
            <text:p>0,8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8" calcext:value-type="float">
            <text:p>0,8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" calcext:value-type="float">
            <text:p>0,7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" calcext:value-type="float">
            <text:p>0,7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" calcext:value-type="float">
            <text:p>0,7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" calcext:value-type="float">
            <text:p>0,7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" calcext:value-type="float">
            <text:p>0,7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" calcext:value-type="float">
            <text:p>0,6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Duputie et al (2009)</text:p>
          </table:table-cell>
          <table:table-cell table:style-name="ce10" office:value-type="float" office:value="2007" calcext:value-type="float">
            <text:p>200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926" calcext:value-type="float">
            <text:p>0,926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815" calcext:value-type="float">
            <text:p>0,815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41" calcext:value-type="float">
            <text:p>0,741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44" calcext:value-type="float">
            <text:p>0,444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22" calcext:value-type="float">
            <text:p>0,222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85" calcext:value-type="float">
            <text:p>0,185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85" calcext:value-type="float">
            <text:p>0,185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85" calcext:value-type="float">
            <text:p>0,185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85" calcext:value-type="float">
            <text:p>0,185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85" calcext:value-type="float">
            <text:p>0,185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8" calcext:value-type="float">
            <text:p>0,148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8" calcext:value-type="float">
            <text:p>0,148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8" calcext:value-type="float">
            <text:p>0,148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string" calcext:value-type="string">
            <text:p>Marchetti et al (2013). 199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33" calcext:value-type="float">
            <text:p>0,4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string" calcext:value-type="string">
            <text:p>Marchetti et al (2013).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959" calcext:value-type="float">
            <text:p>0,959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919" calcext:value-type="float">
            <text:p>0,919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865" calcext:value-type="float">
            <text:p>0,865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97" calcext:value-type="float">
            <text:p>0,797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81" calcext:value-type="float">
            <text:p>0,581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81" calcext:value-type="float">
            <text:p>0,581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73" calcext:value-type="float">
            <text:p>0,473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73" calcext:value-type="float">
            <text:p>0,473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24" calcext:value-type="float">
            <text:p>0,324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84" calcext:value-type="float">
            <text:p>0,284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7" calcext:value-type="float">
            <text:p>0,270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7" calcext:value-type="float">
            <text:p>0,270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16" calcext:value-type="float">
            <text:p>0,216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03" calcext:value-type="float">
            <text:p>0,203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03" calcext:value-type="float">
            <text:p>0,203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03" calcext:value-type="float">
            <text:p>0,203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62" calcext:value-type="float">
            <text:p>0,162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9" calcext:value-type="float">
            <text:p>0,149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9" calcext:value-type="float">
            <text:p>0,149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9" calcext:value-type="float">
            <text:p>0,149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9" calcext:value-type="float">
            <text:p>0,149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9" calcext:value-type="float">
            <text:p>0,149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35" calcext:value-type="float">
            <text:p>0,135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35" calcext:value-type="float">
            <text:p>0,135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2" calcext:value-type="float">
            <text:p>0,122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2" calcext:value-type="float">
            <text:p>0,122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2" calcext:value-type="float">
            <text:p>0,122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08" calcext:value-type="float">
            <text:p>0,108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08" calcext:value-type="float">
            <text:p>0,108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08" calcext:value-type="float">
            <text:p>0,108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08" calcext:value-type="float">
            <text:p>0,108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1" calcext:value-type="float">
            <text:p>0,081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1" calcext:value-type="float">
            <text:p>0,081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1" calcext:value-type="float">
            <text:p>0,081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1" calcext:value-type="float">
            <text:p>0,081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1" calcext:value-type="float">
            <text:p>0,081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1" calcext:value-type="float">
            <text:p>0,081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1" calcext:value-type="float">
            <text:p>0,081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4" calcext:value-type="float">
            <text:p>0,054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4" calcext:value-type="float">
            <text:p>0,054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1" calcext:value-type="float">
            <text:p>0,041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7" calcext:value-type="float">
            <text:p>0,027</text:p>
          </table:table-cell>
          <table:table-cell office:value-type="string" calcext:value-type="string">
            <text:p>Boster (1984)</text:p>
          </table:table-cell>
          <table:table-cell table:style-name="ce10" office:value-type="float" office:value="1977" calcext:value-type="float">
            <text:p>197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833" calcext:value-type="float">
            <text:p>0,83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08" calcext:value-type="float">
            <text:p>0,708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83" calcext:value-type="float">
            <text:p>0,58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83" calcext:value-type="float">
            <text:p>0,58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17" calcext:value-type="float">
            <text:p>0,417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17" calcext:value-type="float">
            <text:p>0,417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92" calcext:value-type="float">
            <text:p>0,29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92" calcext:value-type="float">
            <text:p>0,29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08" calcext:value-type="float">
            <text:p>0,208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08" calcext:value-type="float">
            <text:p>0,208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Elias et al (2000)</text:p>
          </table:table-cell>
          <table:table-cell table:style-name="ce10" office:value-type="float" office:value="1997" calcext:value-type="float">
            <text:p>1997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92" calcext:value-type="float">
            <text:p>0,792</text:p>
          </table:table-cell>
          <table:table-cell office:value-type="string" calcext:value-type="string">
            <text:p>Fraser et al (2012)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string" calcext:value-type="string">
            <text:p>Fraser et al (2012)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58" calcext:value-type="float">
            <text:p>0,458</text:p>
          </table:table-cell>
          <table:table-cell office:value-type="string" calcext:value-type="string">
            <text:p>Fraser et al (2012)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58" calcext:value-type="float">
            <text:p>0,458</text:p>
          </table:table-cell>
          <table:table-cell office:value-type="string" calcext:value-type="string">
            <text:p>Fraser et al (2012)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Fraser et al (2012)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08" calcext:value-type="float">
            <text:p>0,208</text:p>
          </table:table-cell>
          <table:table-cell office:value-type="string" calcext:value-type="string">
            <text:p>Fraser et al (2012)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string" calcext:value-type="string">
            <text:p>Fraser et al (2012)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Fraser et al (2012)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Fraser et al (2012). Água Azul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55" calcext:value-type="float">
            <text:p>0,755</text:p>
          </table:table-cell>
          <table:table-cell office:value-type="string" calcext:value-type="string">
            <text:p>Fraser et al (2012)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23" calcext:value-type="float">
            <text:p>0,723</text:p>
          </table:table-cell>
          <table:table-cell office:value-type="string" calcext:value-type="string">
            <text:p>Fraser et al (2012)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83" calcext:value-type="float">
            <text:p>0,383</text:p>
          </table:table-cell>
          <table:table-cell office:value-type="string" calcext:value-type="string">
            <text:p>Fraser et al (2012)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45" calcext:value-type="float">
            <text:p>0,245</text:p>
          </table:table-cell>
          <table:table-cell office:value-type="string" calcext:value-type="string">
            <text:p>Fraser et al (2012)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91" calcext:value-type="float">
            <text:p>0,191</text:p>
          </table:table-cell>
          <table:table-cell office:value-type="string" calcext:value-type="string">
            <text:p>Fraser et al (2012)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5" calcext:value-type="float">
            <text:p>0,085</text:p>
          </table:table-cell>
          <table:table-cell office:value-type="string" calcext:value-type="string">
            <text:p>Fraser et al (2012)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office:value-type="string" calcext:value-type="string">
            <text:p>Fraser et al (2012)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2" calcext:value-type="float">
            <text:p>0,032</text:p>
          </table:table-cell>
          <table:table-cell office:value-type="string" calcext:value-type="string">
            <text:p>Fraser et al (2012)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1" calcext:value-type="float">
            <text:p>0,021</text:p>
          </table:table-cell>
          <table:table-cell office:value-type="string" calcext:value-type="string">
            <text:p>Fraser et al (2012)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string" calcext:value-type="string">
            <text:p>Fraser et al (2012)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string" calcext:value-type="string">
            <text:p>Fraser et al (2012)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string" calcext:value-type="string">
            <text:p>Fraser et al (2012). Barro Alto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75" calcext:value-type="float">
            <text:p>0,47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5" calcext:value-type="float">
            <text:p>0,350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5" calcext:value-type="float">
            <text:p>0,150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" calcext:value-type="float">
            <text:p>0,050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" calcext:value-type="float">
            <text:p>0,050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string" calcext:value-type="string">
            <text:p>Fraser et al (2012). Barreira do Capanã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81" calcext:value-type="float">
            <text:p>0,781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13" calcext:value-type="float">
            <text:p>0,313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13" calcext:value-type="float">
            <text:p>0,313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88" calcext:value-type="float">
            <text:p>0,188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56" calcext:value-type="float">
            <text:p>0,156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56" calcext:value-type="float">
            <text:p>0,156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3" calcext:value-type="float">
            <text:p>0,063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3" calcext:value-type="float">
            <text:p>0,063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3" calcext:value-type="float">
            <text:p>0,063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Fraser et al (2012). Vista Alegre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string" calcext:value-type="string">
            <text:p>Fraser et al (2012). Água Azul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914" calcext:value-type="float">
            <text:p>0,914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71" calcext:value-type="float">
            <text:p>0,771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43" calcext:value-type="float">
            <text:p>0,743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3" calcext:value-type="float">
            <text:p>0,143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7" calcext:value-type="float">
            <text:p>0,057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Fraser et al (2012). Genipapo floodplain</text:p>
          </table:table-cell>
          <table:table-cell table:style-name="ce10" office:value-type="float" office:value="2006" calcext:value-type="float">
            <text:p>2006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11" calcext:value-type="float">
            <text:p>0,711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89" calcext:value-type="float">
            <text:p>0,489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78" calcext:value-type="float">
            <text:p>0,178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78" calcext:value-type="float">
            <text:p>0,178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56" calcext:value-type="float">
            <text:p>0,156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9" calcext:value-type="float">
            <text:p>0,089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9" calcext:value-type="float">
            <text:p>0,089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4" calcext:value-type="float">
            <text:p>0,044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4" calcext:value-type="float">
            <text:p>0,044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4" calcext:value-type="float">
            <text:p>0,044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string" calcext:value-type="string">
            <text:p>Kawa et al (2013)</text:p>
          </table:table-cell>
          <table:table-cell table:style-name="ce10" office:value-type="float" office:value="2010" calcext:value-type="float">
            <text:p>2010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5" calcext:value-type="float">
            <text:p>0,15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" calcext:value-type="float">
            <text:p>0,05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" calcext:value-type="float">
            <text:p>0,05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" calcext:value-type="float">
            <text:p>0,050</text:p>
          </table:table-cell>
          <table:table-cell office:value-type="string" calcext:value-type="string">
            <text:p>Pereira (2008). Aiuc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Pereira (2008). Mariran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Pereira (2008). Mariran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string" calcext:value-type="string">
            <text:p>Pereira (2008). Mariran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Pereira (2008). Mariran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Pereira (2008). Mariran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Pereira (2008). Mariran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Pereira (2008). Mariran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89" calcext:value-type="float">
            <text:p>0,789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68" calcext:value-type="float">
            <text:p>0,368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16" calcext:value-type="float">
            <text:p>0,316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63" calcext:value-type="float">
            <text:p>0,263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58" calcext:value-type="float">
            <text:p>0,158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58" calcext:value-type="float">
            <text:p>0,158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58" calcext:value-type="float">
            <text:p>0,158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58" calcext:value-type="float">
            <text:p>0,158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05" calcext:value-type="float">
            <text:p>0,105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05" calcext:value-type="float">
            <text:p>0,105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05" calcext:value-type="float">
            <text:p>0,105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office:value-type="string" calcext:value-type="string">
            <text:p>Pereira (2008). Jarauá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" calcext:value-type="float">
            <text:p>0,6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" calcext:value-type="float">
            <text:p>0,6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" calcext:value-type="float">
            <text:p>0,6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Nova Colômb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813" calcext:value-type="float">
            <text:p>0,813</text:p>
          </table:table-cell>
          <table:table-cell office:value-type="string" calcext:value-type="string">
            <text:p>Pereira (2008). Boa Esperanç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56" calcext:value-type="float">
            <text:p>0,656</text:p>
          </table:table-cell>
          <table:table-cell office:value-type="string" calcext:value-type="string">
            <text:p>Pereira (2008). Boa Esperanç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Pereira (2008). Boa Esperanç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Pereira (2008). Boa Esperanç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63" calcext:value-type="float">
            <text:p>0,063</text:p>
          </table:table-cell>
          <table:table-cell office:value-type="string" calcext:value-type="string">
            <text:p>Pereira (2008). Boa Esperanç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Pereira (2008). Boa Esperanç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Pereira (2008). Boa Esperanç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Pereira (2008). Boa Esperanç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Pereira (2008). Boa Esperanç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Pereira (2008). Boa Esperanç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Pereira (2008). Boa Esperanç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string" calcext:value-type="string">
            <text:p>Pereira (2008). Boa Esperanç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71" calcext:value-type="float">
            <text:p>0,571</text:p>
          </table:table-cell>
          <table:table-cell office:value-type="string" calcext:value-type="string">
            <text:p>Pereira (2008). Boa Vista do Calafate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29" calcext:value-type="float">
            <text:p>0,429</text:p>
          </table:table-cell>
          <table:table-cell office:value-type="string" calcext:value-type="string">
            <text:p>Pereira (2008). Boa Vista do Calafate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29" calcext:value-type="float">
            <text:p>0,429</text:p>
          </table:table-cell>
          <table:table-cell office:value-type="string" calcext:value-type="string">
            <text:p>Pereira (2008). Boa Vista do Calafate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86" calcext:value-type="float">
            <text:p>0,286</text:p>
          </table:table-cell>
          <table:table-cell office:value-type="string" calcext:value-type="string">
            <text:p>Pereira (2008). Boa Vista do Calafate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3" calcext:value-type="float">
            <text:p>0,143</text:p>
          </table:table-cell>
          <table:table-cell office:value-type="string" calcext:value-type="string">
            <text:p>Pereira (2008). Boa Vista do Calafate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3" calcext:value-type="float">
            <text:p>0,143</text:p>
          </table:table-cell>
          <table:table-cell office:value-type="string" calcext:value-type="string">
            <text:p>Pereira (2008). Boa Vista do Calafate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3" calcext:value-type="float">
            <text:p>0,143</text:p>
          </table:table-cell>
          <table:table-cell office:value-type="string" calcext:value-type="string">
            <text:p>Pereira (2008). Boa Vista do Calafate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3" calcext:value-type="float">
            <text:p>0,143</text:p>
          </table:table-cell>
          <table:table-cell office:value-type="string" calcext:value-type="string">
            <text:p>Pereira (2008). Boa Vista do Calafate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3" calcext:value-type="float">
            <text:p>0,143</text:p>
          </table:table-cell>
          <table:table-cell office:value-type="string" calcext:value-type="string">
            <text:p>Pereira (2008). Boa Vista do Calafate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3" calcext:value-type="float">
            <text:p>0,143</text:p>
          </table:table-cell>
          <table:table-cell office:value-type="string" calcext:value-type="string">
            <text:p>Pereira (2008). Boa Vista do Calafate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9" calcext:value-type="float">
            <text:p>0,900</text:p>
          </table:table-cell>
          <table:table-cell office:value-type="string" calcext:value-type="string">
            <text:p>Pereira (2008). Monte Sina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" calcext:value-type="float">
            <text:p>0,700</text:p>
          </table:table-cell>
          <table:table-cell office:value-type="string" calcext:value-type="string">
            <text:p>Pereira (2008). Monte Sina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Pereira (2008). Monte Sina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string" calcext:value-type="string">
            <text:p>Pereira (2008). Nova Samar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string" calcext:value-type="string">
            <text:p>Pereira (2008). Nova Samar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string" calcext:value-type="string">
            <text:p>Pereira (2008). Nova Samar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string" calcext:value-type="string">
            <text:p>Pereira (2008). Nova Samar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Pereira (2008). Nova Samar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Pereira (2008). Nova Samar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Pereira (2008). Nova Samar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Pereira (2008). Nova Samar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string" calcext:value-type="string">
            <text:p>Pereira (2008). Nova Samari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8" calcext:value-type="float">
            <text:p>0,800</text:p>
          </table:table-cell>
          <table:table-cell office:value-type="string" calcext:value-type="string">
            <text:p>Pereira (2008). São Paulo do Corac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" calcext:value-type="float">
            <text:p>0,600</text:p>
          </table:table-cell>
          <table:table-cell office:value-type="string" calcext:value-type="string">
            <text:p>Pereira (2008). São Paulo do Corac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string" calcext:value-type="string">
            <text:p>Pereira (2008). São Paulo do Corac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Pereira (2008). São Paulo do Corac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Pereira (2008). São Paulo do Corac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Pereira (2008). São Paulo do Corac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Pereira (2008). São Paulo do Corac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Pereira (2008). São Paulo do Corac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Pereira (2008). São Paulo do Corac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string" calcext:value-type="string">
            <text:p>Pereira (2008). São Paulo do Coraci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71" calcext:value-type="float">
            <text:p>0,571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29" calcext:value-type="float">
            <text:p>0,429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3" calcext:value-type="float">
            <text:p>0,143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string" calcext:value-type="string">
            <text:p>Pereira (2008). Nova Olinda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string" calcext:value-type="string">
            <text:p>Pereira (2008). São João do Ipecaçu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Pereira (2008). São João do Ipecaçu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Pereira (2008). São João do Ipecaçu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Pereira (2008). São João do Ipecaçu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string" calcext:value-type="string">
            <text:p>Pereira (2008). São João do Ipecaçu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" calcext:value-type="float">
            <text:p>0,600</text:p>
          </table:table-cell>
          <table:table-cell office:value-type="string" calcext:value-type="string">
            <text:p>Pereira (2008). Vila Alencar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6" calcext:value-type="float">
            <text:p>0,600</text:p>
          </table:table-cell>
          <table:table-cell office:value-type="string" calcext:value-type="string">
            <text:p>Pereira (2008). Vila Alencar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Vila Alencar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string" calcext:value-type="string">
            <text:p>Pereira (2008). Vila Alencar</text:p>
          </table:table-cell>
          <table:table-cell table:style-name="ce10" office:value-type="float" office:value="2004" calcext:value-type="float">
            <text:p>2004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412" calcext:value-type="float">
            <text:p>0,412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65" calcext:value-type="float">
            <text:p>0,265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35" calcext:value-type="float">
            <text:p>0,235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06" calcext:value-type="float">
            <text:p>0,206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06" calcext:value-type="float">
            <text:p>0,206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76" calcext:value-type="float">
            <text:p>0,176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7" calcext:value-type="float">
            <text:p>0,147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47" calcext:value-type="float">
            <text:p>0,147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8" calcext:value-type="float">
            <text:p>0,118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118" calcext:value-type="float">
            <text:p>0,118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string" calcext:value-type="string">
            <text:p>Peroni (2004)</text:p>
          </table:table-cell>
          <table:table-cell table:style-name="ce10" office:value-type="float" office:value="2001" calcext:value-type="float">
            <text:p>2001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Pujol et al (2007)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5" calcext:value-type="float">
            <text:p>0,750</text:p>
          </table:table-cell>
          <table:table-cell office:value-type="string" calcext:value-type="string">
            <text:p>Pujol et al (2007)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5" calcext:value-type="float">
            <text:p>0,750</text:p>
          </table:table-cell>
          <table:table-cell office:value-type="string" calcext:value-type="string">
            <text:p>Pujol et al (2007)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5" calcext:value-type="float">
            <text:p>0,750</text:p>
          </table:table-cell>
          <table:table-cell office:value-type="string" calcext:value-type="string">
            <text:p>Pujol et al (2007)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5" calcext:value-type="float">
            <text:p>0,750</text:p>
          </table:table-cell>
          <table:table-cell office:value-type="string" calcext:value-type="string">
            <text:p>Pujol et al (2007)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Pujol et al (2007)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string" calcext:value-type="string">
            <text:p>Pujol et al (2007)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Pujol et al (2007)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Pujol et al (2007)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Pujol et al (2007). 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Pujol et al (2007). 2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string" calcext:value-type="string">
            <text:p>Pujol et al (2007). 2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75" calcext:value-type="float">
            <text:p>0,750</text:p>
          </table:table-cell>
          <table:table-cell office:value-type="string" calcext:value-type="string">
            <text:p>Pujol et al (2007). 2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Pujol et al (2007). 2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Pujol et al (2007). 2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Pujol et al (2007). 2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0.25" calcext:value-type="float">
            <text:p>0,250</text:p>
          </table:table-cell>
          <table:table-cell office:value-type="string" calcext:value-type="string">
            <text:p>Pujol et al (2007). 2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dioca</text:p>
          </table:table-cell>
        </table:table-row>
        <table:table-row table:style-name="ro1" table:number-rows-repeated="104783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umero_artigos" table:style-name="ta1"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speci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úmero de Artigos produzidos pela Busca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úmero de Artigos Utilizados</text:p>
          </table:table-cell>
          <table:table-cell office:value-type="string" calcext:value-type="string">
            <text:p>Milh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úmero de Artigos produzidos pela Busca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úmero de Artigos Utilizados</text:p>
          </table:table-cell>
          <table:table-cell office:value-type="string" calcext:value-type="string">
            <text:p>Mandioc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úmero de Artigos produzidos pela Busca</text:p>
          </table:table-cell>
          <table:table-cell office:value-type="string" calcext:value-type="string">
            <text:p>Bata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úmero de Artigos Utilizados</text:p>
          </table:table-cell>
          <table:table-cell office:value-type="string" calcext:value-type="string">
            <text:p>Batata</text:p>
          </table:table-cell>
        </table:table-row>
      </table:table>
      <table:named-expressions/>
      <table:database-ranges>
        <table:database-range table:name="__Anonymous_Sheet_DB__0" table:target-range-address="Geral.A1:Geral.L19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8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1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€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Yes</number:text>
    </number:number-style>
    <number:number-style style:name="N172P1" style:volatile="true">
      <number:text>Yes</number:text>
    </number:number-style>
    <number:number-style style:name="N172">
      <number:text>No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True</number:text>
    </number:number-style>
    <number:number-style style:name="N174P1" style:volatile="true">
      <number:text>True</number:text>
    </number:number-style>
    <number:number-style style:name="N174">
      <number:text>False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On</number:text>
    </number:number-style>
    <number:number-style style:name="N176P1" style:volatile="true">
      <number:text>On</number:text>
    </number:number-style>
    <number:number-style style:name="N176">
      <number:text>Off</number:text>
      <style:map style:condition="value()&gt;0" style:apply-style-name="N176P0"/>
      <style:map style:condition="value()&lt;0" style:apply-style-name="N176P1"/>
    </number:number-style>
    <number:currency-style style:name="N178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8P0"/>
    </number:currency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17:09:24.058872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1:26:03.956326981</meta:creation-date>
    <dc:date>2019-05-10T17:10:18.623042360</dc:date>
    <meta:editing-duration>PT9H41M10S</meta:editing-duration>
    <meta:editing-cycles>35</meta:editing-cycles>
    <meta:generator>LibreOffice/5.2.7.2$Linux_X86_64 LibreOffice_project/20m0$Build-2</meta:generator>
    <meta:document-statistic meta:table-count="4" meta:cell-count="9073" meta:object-count="0"/>
  </office:meta>
</office:document-meta>
</file>